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L Gothic" svg:font-family="VL Gothic" style:font-family-generic="system" style:font-pitch="variable"/>
    <style:font-face style:name="Lohit Devanagari" svg:font-family="Lohit Devanagari" style:font-family-generic="system" style:font-pitch="variable"/>
    <style:font-face style:name="MS PGothic" svg:font-family="MS PGothic" style:font-family-generic="swiss" style:font-pitch="variable" svg:panose-1="2 11 6 0 7 2 5 8 2 4"/>
    <style:font-face style:name="Mangal" svg:font-family="Mangal" style:font-family-generic="roman" style:font-pitch="variable" svg:panose-1="2 4 5 3 5 2 3 3 2 2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keep-with-next="always" fo:keep-together="always" fo:break-before="page" fo:text-align="center" fo:margin-top="0.25in" fo:margin-bottom="0.1666in" fo:line-height="100%" fo:margin-right="-0.375in">
        <style:tab-stops>
          <style:tab-stop style:type="left" style:position="0in"/>
        </style:tab-stops>
      </style:paragraph-properties>
      <style:text-properties fo:font-size="28pt" style:font-size-asian="28pt"/>
    </style:style>
    <style:style style:name="P12" style:parent-style-name="Standard" style:family="paragraph">
      <style:paragraph-properties fo:line-height="100%"/>
    </style:style>
    <style:style style:name="P13" style:parent-style-name="Standard" style:family="paragraph">
      <style:paragraph-properties fo:text-align="end" fo:line-height="100%"/>
    </style:style>
    <style:style style:name="P14" style:parent-style-name="Standard" style:family="paragraph">
      <style:paragraph-properties fo:line-height="100%"/>
    </style:style>
    <style:style style:name="P15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16" style:parent-style-name="Standard" style:family="paragraph">
      <style:paragraph-properties fo:text-align="end"/>
    </style:style>
    <style:style style:name="P17" style:parent-style-name="Standard" style:family="paragraph">
      <style:paragraph-properties fo:text-align="end"/>
    </style:style>
    <style:style style:name="P18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19" style:parent-style-name="Standard" style:family="paragraph">
      <style:paragraph-properties fo:text-align="end"/>
    </style:style>
    <style:style style:name="P20" style:parent-style-name="Standard" style:family="paragraph">
      <style:paragraph-properties fo:text-align="end"/>
      <style:text-properties fo:font-weight="bold" style:font-weight-asian="bold" fo:font-size="18pt" style:font-size-asian="18pt"/>
    </style:style>
    <style:style style:name="P21" style:parent-style-name="Standard" style:family="paragraph">
      <style:paragraph-properties fo:text-align="end"/>
      <style:text-properties fo:font-weight="bold" style:font-weight-asian="bold" fo:font-size="14pt" style:font-size-asian="14pt"/>
    </style:style>
    <style:style style:name="P22" style:parent-style-name="Standard" style:family="paragraph">
      <style:paragraph-properties fo:text-align="end" fo:margin-top="0.0416in" fo:margin-bottom="0.0416in" fo:line-height="100%"/>
    </style:style>
    <style:style style:name="P23" style:parent-style-name="Standard" style:family="paragraph">
      <style:paragraph-properties fo:text-align="justify" fo:margin-top="0.0416in" fo:margin-bottom="0.0416in" fo:line-height="100%"/>
    </style:style>
    <style:style style:name="P24" style:parent-style-name="Standard" style:family="paragraph">
      <style:paragraph-properties fo:text-align="center" fo:line-height="100%"/>
      <style:text-properties fo:font-weight="bold" style:font-weight-asian="bold" fo:font-size="14pt" style:font-size-asian="14pt"/>
    </style:style>
    <style:style style:name="TableColumn26" style:family="table-column">
      <style:table-column-properties style:column-width="0.984in" style:use-optimal-column-width="false"/>
    </style:style>
    <style:style style:name="TableColumn27" style:family="table-column">
      <style:table-column-properties style:column-width="0.6888in" style:use-optimal-column-width="false"/>
    </style:style>
    <style:style style:name="TableColumn28" style:family="table-column">
      <style:table-column-properties style:column-width="3.0513in" style:use-optimal-column-width="false"/>
    </style:style>
    <style:style style:name="TableColumn29" style:family="table-column">
      <style:table-column-properties style:column-width="1.6069in" style:use-optimal-column-width="false"/>
    </style:style>
    <style:style style:name="Table25" style:family="table">
      <style:table-properties style:width="6.3312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top="0.0416in" fo:margin-bottom="0.0416in" fo:line-height="100%"/>
      <style:text-properties fo:font-weight="bold" style:font-weight-asian="bold" fo:font-size="10pt" style:font-size-asian="10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top="0.0416in" fo:margin-bottom="0.0416in" fo:line-height="100%"/>
      <style:text-properties fo:font-weight="bold" style:font-weight-asian="bold" fo:font-size="10pt" style:font-size-asian="10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top="0.0416in" fo:margin-bottom="0.0416in" fo:line-height="100%"/>
      <style:text-properties fo:font-weight="bold" style:font-weight-asian="bold" fo:font-size="10pt" style:font-size-asian="10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top="0.0416in" fo:margin-bottom="0.0416in" fo:line-height="100%"/>
      <style:text-properties fo:font-weight="bold" style:font-weight-asian="bold" fo:font-size="10pt" style:font-size-asian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top="0.0416in" fo:margin-bottom="0.0416in" fo:line-height="100%"/>
      <style:text-properties fo:font-weight="bold" style:font-weight-asian="bold" fo:font-size="10pt" style:font-size-asian="10pt" fo:background-color="#FFFF00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top="0.0416in" fo:margin-bottom="0.0416in" fo:line-height="100%"/>
      <style:text-properties fo:font-size="10pt" style:font-size-asian="10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top="0.0416in" fo:margin-bottom="0.0416in" fo:line-height="100%"/>
      <style:text-properties fo:font-size="10pt" style:font-size-asian="10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top="0.0416in" fo:margin-bottom="0.0416in" fo:line-height="100%"/>
      <style:text-properties fo:font-size="10pt" style:font-size-asian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top="0.0416in" fo:margin-bottom="0.0416in" fo:line-height="100%"/>
      <style:text-properties fo:font-weight="bold" style:font-weight-asian="bold" fo:font-size="10pt" style:font-size-asian="10pt" fo:background-color="#FFFF00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top="0.0416in" fo:margin-bottom="0.0416in" fo:line-height="100%"/>
      <style:text-properties fo:font-size="10pt" style:font-size-asian="1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top="0.0416in" fo:margin-bottom="0.0416in" fo:line-height="100%"/>
      <style:text-properties fo:font-size="10pt" style:font-size-asian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top="0.0416in" fo:margin-bottom="0.0416in" fo:line-height="100%"/>
      <style:text-properties fo:font-size="10pt" style:font-size-asian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top="0.0416in" fo:margin-bottom="0.0416in" fo:line-height="100%"/>
      <style:text-properties fo:font-weight="bold" style:font-weight-asian="bold" style:font-weight-complex="bold" fo:font-size="10pt" style:font-size-asian="10pt" fo:background-color="#FFFF00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top="0.0416in" fo:margin-bottom="0.0416in" fo:line-height="100%"/>
      <style:text-properties fo:font-size="10pt" style:font-size-asian="10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top="0.0416in" fo:margin-bottom="0.0416in" fo:line-height="100%"/>
      <style:text-properties fo:font-size="10pt" style:font-size-asian="1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top="0.0416in" fo:margin-bottom="0.0416in" fo:line-height="100%"/>
      <style:text-properties fo:font-size="10pt" style:font-size-asian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top="0.0416in" fo:margin-bottom="0.0416in" fo:line-height="100%"/>
      <style:text-properties fo:font-weight="bold" style:font-weight-asian="bold" style:font-weight-complex="bold" fo:font-size="10pt" style:font-size-asian="10pt" fo:background-color="#FFFF00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top="0.0416in" fo:margin-bottom="0.0416in" fo:line-height="100%"/>
      <style:text-properties fo:font-size="10pt" style:font-size-asian="10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top="0.0416in" fo:margin-bottom="0.0416in" fo:line-height="100%"/>
      <style:text-properties fo:font-size="10pt" style:font-size-asian="10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top="0.0416in" fo:margin-bottom="0.0416in" fo:line-height="100%"/>
      <style:text-properties fo:font-size="10pt" style:font-size-asian="10pt"/>
    </style:style>
    <style:style style:name="TableRow75" style:family="table-row">
      <style:table-row-properties style:min-row-height="0.0555in"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top="0.0416in" fo:margin-bottom="0.0416in" fo:line-height="100%"/>
      <style:text-properties fo:font-weight="bold" style:font-weight-asian="bold" style:font-weight-complex="bold" fo:font-size="10pt" style:font-size-asian="10pt" fo:background-color="#FFFF00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top="0.0416in" fo:margin-bottom="0.0416in" fo:line-height="100%"/>
      <style:text-properties fo:font-size="10pt" style:font-size-asian="10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top="0.0416in" fo:margin-bottom="0.0416in" fo:line-height="100%"/>
      <style:text-properties fo:font-size="10pt" style:font-size-asian="10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top="0.0416in" fo:margin-bottom="0.0416in" fo:line-height="100%"/>
      <style:text-properties fo:font-size="10pt" style:font-size-asian="10pt"/>
    </style:style>
    <style:style style:name="P84" style:parent-style-name="Standard" style:family="paragraph">
      <style:paragraph-properties fo:line-height="100%"/>
    </style:style>
    <style:style style:name="P85" style:parent-style-name="Standard" style:family="paragraph">
      <style:paragraph-properties fo:line-height="100%"/>
    </style:style>
    <style:style style:name="P86" style:parent-style-name="Standard" style:family="paragraph">
      <style:paragraph-properties fo:line-height="100%"/>
    </style:style>
    <style:style style:name="P87" style:parent-style-name="Standard" style:family="paragraph">
      <style:paragraph-properties fo:line-height="100%"/>
    </style:style>
    <style:style style:name="P88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89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90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91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92" style:parent-style-name="Standard" style:family="paragraph">
      <style:paragraph-properties fo:text-align="center" fo:line-height="100%"/>
    </style:style>
    <style:style style:name="P93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94" style:parent-style-name="Standard" style:family="paragraph">
      <style:paragraph-properties fo:line-height="100%"/>
    </style:style>
    <style:style style:name="P95" style:parent-style-name="Standard" style:family="paragraph">
      <style:paragraph-properties fo:margin-left="0.25in">
        <style:tab-stops/>
      </style:paragraph-properties>
    </style:style>
    <style:style style:name="T96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fo:margin-left="0.25in">
        <style:tab-stops/>
      </style:paragraph-properties>
    </style:style>
    <style:style style:name="T98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99" style:parent-style-name="Standard" style:family="paragraph">
      <style:paragraph-properties fo:margin-left="0.25in">
        <style:tab-stops/>
      </style:paragraph-properties>
    </style:style>
    <style:style style:name="T100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01" style:parent-style-name="Standard" style:family="paragraph">
      <style:paragraph-properties fo:margin-left="0.25in">
        <style:tab-stops/>
      </style:paragraph-properties>
    </style:style>
    <style:style style:name="T102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03" style:parent-style-name="Standard" style:family="paragraph">
      <style:paragraph-properties fo:margin-left="0.25in">
        <style:tab-stops/>
      </style:paragraph-properties>
    </style:style>
    <style:style style:name="T104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05" style:parent-style-name="Standard" style:family="paragraph">
      <style:paragraph-properties fo:margin-left="0.5in">
        <style:tab-stops/>
      </style:paragraph-properties>
    </style:style>
    <style:style style:name="T106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margin-left="0.5in">
        <style:tab-stops/>
      </style:paragraph-properties>
    </style:style>
    <style:style style:name="T112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margin-left="0.5in">
        <style:tab-stops/>
      </style:paragraph-properties>
    </style:style>
    <style:style style:name="T114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T115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margin-left="0.25in">
        <style:tab-stops/>
      </style:paragraph-properties>
    </style:style>
    <style:style style:name="T117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margin-left="0.25in">
        <style:tab-stops/>
      </style:paragraph-properties>
    </style:style>
    <style:style style:name="T119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margin-left="0.25in">
        <style:tab-stops/>
      </style:paragraph-properties>
    </style:style>
    <style:style style:name="T121" style:parent-style-name="Fonteparág.padrão" style:family="text">
      <style:text-properties style:font-name="Times New Roman" style:font-name-asian="Times New Roman" style:font-name-complex="Times New Roman" fo:font-weight="bold" style:font-weight-asian="bold" fo:font-variant="small-caps" fo:font-size="10pt" style:font-size-asian="10pt" style:text-underline-type="single" style:text-underline-style="solid" style:text-underline-width="auto" style:text-underline-mode="continuous"/>
    </style:style>
    <style:style style:name="P122" style:parent-style-name="Standard" style:family="paragraph">
      <style:paragraph-properties fo:margin-top="0.0833in" fo:margin-bottom="0.0833in" fo:line-height="100%">
        <style:tab-stops>
          <style:tab-stop style:type="right" style:position="6.268in"/>
        </style:tab-stops>
      </style:paragraph-properties>
    </style:style>
    <style:style style:name="P123" style:parent-style-name="Standard" style:family="paragraph">
      <style:paragraph-properties fo:break-before="page" fo:text-align="justify" fo:line-height="100%"/>
    </style:style>
    <style:style style:name="P124" style:parent-style-name="Título2" style:family="paragraph">
      <style:paragraph-properties fo:text-align="justify">
        <style:tab-stops>
          <style:tab-stop style:type="left" style:position="-0.002in"/>
        </style:tab-stops>
      </style:paragraph-properties>
      <style:text-properties fo:color="#000000"/>
    </style:style>
    <style:style style:name="P125" style:parent-style-name="Standard" style:family="paragraph">
      <style:paragraph-properties fo:text-align="justify" fo:margin-top="0.0833in" fo:line-height="100%"/>
      <style:text-properties fo:font-size="10pt" style:font-size-asian="10pt"/>
    </style:style>
    <style:style style:name="P126" style:parent-style-name="Título2" style:family="paragraph">
      <style:paragraph-properties fo:text-align="justify" fo:margin-top="0.1666in" fo:margin-bottom="0.0833in">
        <style:tab-stops>
          <style:tab-stop style:type="left" style:position="0in"/>
        </style:tab-stops>
      </style:paragraph-properties>
      <style:text-properties fo:color="#000000"/>
    </style:style>
    <style:style style:name="P127" style:parent-style-name="Standard" style:family="paragraph">
      <style:paragraph-properties fo:text-align="justify" fo:margin-top="0.1388in" fo:line-height="100%" fo:text-indent="-0.25in"/>
    </style:style>
    <style:style style:name="T128" style:parent-style-name="Fonteparág.padrão" style:family="text">
      <style:text-properties fo:font-style="italic" style:font-style-asian="italic" fo:font-size="10pt" style:font-size-asian="10pt"/>
    </style:style>
    <style:style style:name="T129" style:parent-style-name="Fonteparág.padrão" style:family="text">
      <style:text-properties fo:font-size="10pt" style:font-size-asian="10pt"/>
    </style:style>
    <style:style style:name="P130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31" style:parent-style-name="Standard" style:family="paragraph">
      <style:paragraph-properties fo:text-align="justify" fo:margin-top="0.1388in" fo:line-height="100%" fo:text-indent="-0.25in"/>
    </style:style>
    <style:style style:name="T132" style:parent-style-name="Fonteparág.padrão" style:family="text">
      <style:text-properties fo:font-size="10pt" style:font-size-asian="10pt"/>
    </style:style>
    <style:style style:name="T133" style:parent-style-name="Fonteparág.padrão" style:family="text">
      <style:text-properties fo:font-style="italic" style:font-style-asian="italic" fo:font-size="10pt" style:font-size-asian="10pt"/>
    </style:style>
    <style:style style:name="T134" style:parent-style-name="Fonteparág.padrão" style:family="text">
      <style:text-properties fo:font-size="10pt" style:font-size-asian="10pt"/>
    </style:style>
    <style:style style:name="P135" style:parent-style-name="Standard" style:family="paragraph">
      <style:paragraph-properties fo:text-align="justify" fo:margin-top="0.1388in" fo:line-height="100%" fo:text-indent="-0.25in"/>
    </style:style>
    <style:style style:name="T136" style:parent-style-name="Fonteparág.padrão" style:family="text">
      <style:text-properties fo:font-style="italic" style:font-style-asian="italic" fo:font-size="10pt" style:font-size-asian="10pt"/>
    </style:style>
    <style:style style:name="T137" style:parent-style-name="Fonteparág.padrão" style:family="text">
      <style:text-properties fo:font-size="10pt" style:font-size-asian="10pt"/>
    </style:style>
    <style:style style:name="T138" style:parent-style-name="Fonteparág.padrão" style:family="text">
      <style:text-properties fo:font-size="10pt" style:font-size-asian="10pt"/>
    </style:style>
    <style:style style:name="P139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40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41" style:parent-style-name="Standard" style:family="paragraph">
      <style:paragraph-properties fo:text-align="justify" fo:margin-top="0.1388in" fo:line-height="100%" fo:text-indent="-0.25in"/>
    </style:style>
    <style:style style:name="T142" style:parent-style-name="Fonteparág.padrão" style:family="text">
      <style:text-properties fo:font-style="italic" style:font-style-asian="italic" fo:font-size="10pt" style:font-size-asian="10pt"/>
    </style:style>
    <style:style style:name="T143" style:parent-style-name="Fonteparág.padrão" style:family="text">
      <style:text-properties fo:font-size="10pt" style:font-size-asian="10pt"/>
    </style:style>
    <style:style style:name="T144" style:parent-style-name="Fonteparág.padrão" style:family="text">
      <style:text-properties fo:font-size="10pt" style:font-size-asian="10pt"/>
    </style:style>
    <style:style style:name="P145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46" style:parent-style-name="Título2" style:family="paragraph">
      <style:paragraph-properties fo:text-align="justify" fo:margin-top="0.1666in" fo:margin-bottom="0.0833in">
        <style:tab-stops>
          <style:tab-stop style:type="left" style:position="0in"/>
        </style:tab-stops>
      </style:paragraph-properties>
      <style:text-properties fo:color="#000000"/>
    </style:style>
    <style:style style:name="P147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48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49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50" style:parent-style-name="Standard" style:family="paragraph">
      <style:paragraph-properties fo:text-align="justify" fo:margin-top="0.1388in" fo:line-height="100%" fo:text-indent="-0.25in"/>
    </style:style>
    <style:style style:name="T151" style:parent-style-name="Fonteparág.padrão" style:family="text">
      <style:text-properties fo:font-size="10pt" style:font-size-asian="10pt"/>
    </style:style>
    <style:style style:name="T152" style:parent-style-name="Fonteparág.padrão" style:family="text">
      <style:text-properties fo:font-style="italic" style:font-style-asian="italic" fo:font-size="10pt" style:font-size-asian="10pt"/>
    </style:style>
    <style:style style:name="T153" style:parent-style-name="Fonteparág.padrão" style:family="text">
      <style:text-properties fo:font-size="10pt" style:font-size-asian="10pt"/>
    </style:style>
    <style:style style:name="P154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55" style:parent-style-name="Título2" style:family="paragraph">
      <style:paragraph-properties fo:text-align="justify" fo:margin-top="0.1666in" fo:margin-bottom="0.0833in">
        <style:tab-stops>
          <style:tab-stop style:type="left" style:position="0in"/>
        </style:tab-stops>
      </style:paragraph-properties>
      <style:text-properties fo:color="#000000"/>
    </style:style>
    <style:style style:name="P156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P157" style:parent-style-name="Título2" style:family="paragraph">
      <style:paragraph-properties fo:text-align="justify" fo:margin-top="0.1666in" fo:margin-bottom="0.0833in">
        <style:tab-stops>
          <style:tab-stop style:type="left" style:position="0in"/>
        </style:tab-stops>
      </style:paragraph-properties>
      <style:text-properties fo:color="#000000" fo:font-size="14pt" style:font-size-asian="14pt"/>
    </style:style>
    <style:style style:name="P158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P159" style:parent-style-name="Título3" style:family="paragraph">
      <style:paragraph-properties fo:margin-top="0.1666in">
        <style:tab-stops>
          <style:tab-stop style:type="left" style:position="0.0909in"/>
        </style:tab-stops>
      </style:paragraph-properties>
    </style:style>
    <style:style style:name="T160" style:parent-style-name="Fonteparág.padrão" style:family="text">
      <style:text-properties style:font-name="Times New Roman" style:font-name-asian="Times New Roman" style:font-name-complex="Times New Roman"/>
    </style:style>
    <style:style style:name="TableColumn162" style:family="table-column">
      <style:table-column-properties style:column-width="1.9263in" style:use-optimal-column-width="false"/>
    </style:style>
    <style:style style:name="TableColumn163" style:family="table-column">
      <style:table-column-properties style:column-width="4.4694in" style:use-optimal-column-width="false"/>
    </style:style>
    <style:style style:name="Table161" style:family="table">
      <style:table-properties style:width="6.3958in" fo:margin-left="-0.15in" table:align="left"/>
    </style:style>
    <style:style style:name="TableRow164" style:family="table-row">
      <style:table-row-properties style:min-row-height="0.3909in" style:use-optimal-row-height="false"/>
    </style:style>
    <style:style style:name="TableCell1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Cell16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Row169" style:family="table-row">
      <style:table-row-properties style:min-row-height="1.6944in" style:use-optimal-row-height="false"/>
    </style:style>
    <style:style style:name="TableCell17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Cell17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74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75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76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177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Cell18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Row183" style:family="table-row">
      <style:table-row-properties style:min-row-height="0.0555in" style:use-optimal-row-height="false"/>
    </style:style>
    <style:style style:name="TableCell18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Cell18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P188" style:parent-style-name="Standard" style:family="paragraph">
      <style:paragraph-properties fo:text-align="justify" fo:margin-top="0.1388in" fo:margin-bottom="0.1388in" fo:line-height="100%" fo:text-indent="-0.25in"/>
      <style:text-properties fo:font-size="10pt" style:font-size-asian="10pt"/>
    </style:style>
    <style:style style:name="P189" style:parent-style-name="Standard" style:family="paragraph">
      <style:paragraph-properties fo:text-align="justify" fo:margin-top="0.1388in" fo:margin-bottom="0.1388in" fo:line-height="100%" fo:text-indent="-0.25in"/>
      <style:text-properties fo:font-size="10pt" style:font-size-asian="10pt"/>
    </style:style>
    <style:style style:name="P190" style:parent-style-name="Standard" style:family="paragraph">
      <style:paragraph-properties fo:text-align="justify" fo:margin-top="0.1388in" fo:margin-bottom="0.1388in" fo:line-height="100%" fo:text-indent="-0.25in"/>
      <style:text-properties fo:font-size="10pt" style:font-size-asian="10pt"/>
    </style:style>
    <style:style style:name="P191" style:parent-style-name="Standard" style:family="paragraph">
      <style:paragraph-properties fo:text-align="justify" fo:margin-top="0.1388in" fo:margin-bottom="0.1388in" fo:line-height="100%" fo:text-indent="-0.25in"/>
      <style:text-properties fo:font-size="10pt" style:font-size-asian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Cell1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Cell20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justify" fo:margin-top="0.1388in" fo:margin-bottom="0.1388in" fo:line-height="100%"/>
      <style:text-properties fo:font-size="10pt" style:font-size-asian="10pt"/>
    </style:style>
    <style:style style:name="TableCell20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justify" fo:margin-top="0.1388in" fo:margin-bottom="0.1388in" fo:line-height="100%"/>
    </style:style>
    <style:style style:name="T207" style:parent-style-name="Fonteparág.padrão" style:family="text">
      <style:text-properties fo:font-size="10pt" style:font-size-asian="10pt"/>
    </style:style>
    <style:style style:name="T208" style:parent-style-name="Fonteparág.padrão" style:family="text">
      <style:text-properties fo:font-size="10pt" style:font-size-asian="10pt"/>
    </style:style>
    <style:style style:name="T209" style:parent-style-name="Fonteparág.padrão" style:family="text">
      <style:text-properties fo:font-size="10pt" style:font-size-asian="10pt"/>
    </style:style>
    <style:style style:name="P210" style:parent-style-name="Título3" style:family="paragraph">
      <style:paragraph-properties fo:text-align="justify" fo:margin-top="0.1666in">
        <style:tab-stops>
          <style:tab-stop style:type="left" style:position="0.2958in"/>
        </style:tab-stops>
      </style:paragraph-properties>
      <style:text-properties fo:color="#000000" fo:font-size="10pt" style:font-size-asian="10pt"/>
    </style:style>
    <style:style style:name="P211" style:parent-style-name="Título3" style:family="paragraph">
      <style:paragraph-properties fo:margin-top="0.1666in">
        <style:tab-stops>
          <style:tab-stop style:type="left" style:position="0.0909in"/>
        </style:tab-stops>
      </style:paragraph-properties>
    </style:style>
    <style:style style:name="T212" style:parent-style-name="Fonteparág.padrão" style:family="text">
      <style:text-properties fo:color="#000000"/>
    </style:style>
    <style:style style:name="T21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21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215" style:parent-style-name="Standard" style:family="paragraph">
      <style:paragraph-properties fo:text-align="justify" fo:line-height="100%"/>
    </style:style>
    <style:style style:name="TableColumn217" style:family="table-column">
      <style:table-column-properties style:column-width="1.9263in" style:use-optimal-column-width="false"/>
    </style:style>
    <style:style style:name="TableColumn218" style:family="table-column">
      <style:table-column-properties style:column-width="4.4694in" style:use-optimal-column-width="false"/>
    </style:style>
    <style:style style:name="Table216" style:family="table">
      <style:table-properties style:width="6.3958in" fo:margin-left="-0.15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22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22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29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30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31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32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33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34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35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36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37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TableRow238" style:family="table-row">
      <style:table-row-properties style:min-row-height="0.4583in" style:use-optimal-row-height="false"/>
    </style:style>
    <style:style style:name="TableCell23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24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24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P248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49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50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51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52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53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54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55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56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57" style:parent-style-name="Standard" style:family="paragraph">
      <style:paragraph-properties fo:text-align="justify" fo:margin-top="0.1388in" fo:line-height="100%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26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26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27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P273" style:parent-style-name="Standard" style:family="paragraph">
      <style:paragraph-properties fo:text-align="justify" fo:line-height="100%"/>
    </style:style>
    <style:style style:name="P274" style:parent-style-name="Título3" style:family="paragraph">
      <style:paragraph-properties fo:margin-top="0.1666in">
        <style:tab-stops>
          <style:tab-stop style:type="left" style:position="0.0909in"/>
        </style:tab-stops>
      </style:paragraph-properties>
    </style:style>
    <style:style style:name="T275" style:parent-style-name="Fonteparág.padrão" style:family="text">
      <style:text-properties fo:color="#000000"/>
    </style:style>
    <style:style style:name="T276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277" style:parent-style-name="Standard" style:family="paragraph">
      <style:paragraph-properties fo:text-align="justify" fo:line-height="100%"/>
    </style:style>
    <style:style style:name="TableColumn279" style:family="table-column">
      <style:table-column-properties style:column-width="1.9263in" style:use-optimal-column-width="false"/>
    </style:style>
    <style:style style:name="TableColumn280" style:family="table-column">
      <style:table-column-properties style:column-width="4.334in" style:use-optimal-column-width="false"/>
    </style:style>
    <style:style style:name="Table278" style:family="table">
      <style:table-properties style:width="6.2604in" fo:margin-left="-0.15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28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28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91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92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93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94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295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29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30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P306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07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08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09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10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11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12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13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14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15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16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17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18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19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20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21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22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23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24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25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26" style:parent-style-name="Standard" style:family="paragraph">
      <style:paragraph-properties fo:text-align="justify" fo:margin-top="0.1388in" fo:line-height="100%" fo:text-indent="-0.25in"/>
    </style:style>
    <style:style style:name="T327" style:parent-style-name="Fonteparág.padrão" style:family="text">
      <style:text-properties fo:font-size="10pt" style:font-size-asian="10pt"/>
    </style:style>
    <style:style style:name="T328" style:parent-style-name="Fonteparág.padrão" style:family="text">
      <style:text-properties fo:font-style="italic" style:font-style-asian="italic" fo:font-size="10pt" style:font-size-asian="10pt"/>
    </style:style>
    <style:style style:name="T329" style:parent-style-name="Fonteparág.padrão" style:family="text">
      <style:text-properties fo:font-size="10pt" style:font-size-asian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33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33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34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justify" fo:margin-top="0.1388in" fo:line-height="100%"/>
    </style:style>
    <style:style style:name="T345" style:parent-style-name="Fonteparág.padrão" style:family="text">
      <style:text-properties fo:font-size="10pt" style:font-size-asian="10pt"/>
    </style:style>
    <style:style style:name="T346" style:parent-style-name="Fonteparág.padrão" style:family="text">
      <style:text-properties fo:font-style="italic" style:font-style-asian="italic" fo:font-size="10pt" style:font-size-asian="10pt"/>
    </style:style>
    <style:style style:name="P347" style:parent-style-name="Título3" style:family="paragraph">
      <style:paragraph-properties fo:margin-top="0.1666in">
        <style:tab-stops>
          <style:tab-stop style:type="left" style:position="0.0909in"/>
        </style:tab-stops>
      </style:paragraph-properties>
    </style:style>
    <style:style style:name="T348" style:parent-style-name="Fonteparág.padrão" style:family="text">
      <style:text-properties fo:color="#000000"/>
    </style:style>
    <style:style style:name="T349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350" style:parent-style-name="Standard" style:family="paragraph">
      <style:paragraph-properties fo:text-align="justify" fo:line-height="100%"/>
    </style:style>
    <style:style style:name="TableColumn352" style:family="table-column">
      <style:table-column-properties style:column-width="1.9368in" style:use-optimal-column-width="false"/>
    </style:style>
    <style:style style:name="TableColumn353" style:family="table-column">
      <style:table-column-properties style:column-width="4.3236in" style:use-optimal-column-width="false"/>
    </style:style>
    <style:style style:name="Table351" style:family="table">
      <style:table-properties style:width="6.2604in" fo:margin-left="-0.15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35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36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64" style:parent-style-name="Standard" style:family="paragraph">
      <style:paragraph-properties fo:text-align="justify" fo:margin-top="0.1388in" fo:line-height="100%" fo:text-indent="-0.25in"/>
    </style:style>
    <style:style style:name="T365" style:parent-style-name="Fonteparág.padrão" style:family="text">
      <style:text-properties fo:font-size="10pt" style:font-size-asian="10pt"/>
    </style:style>
    <style:style style:name="T366" style:parent-style-name="Fonteparág.padrão" style:family="text">
      <style:text-properties fo:font-style="italic" style:font-style-asian="italic" fo:font-size="10pt" style:font-size-asian="10pt"/>
    </style:style>
    <style:style style:name="T367" style:parent-style-name="Fonteparág.padrão" style:family="text">
      <style:text-properties fo:font-size="10pt" style:font-size-asian="10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37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justify" fo:margin-top="0.1388in" fo:line-height="100%"/>
    </style:style>
    <style:style style:name="T373" style:parent-style-name="Fonteparág.padrão" style:family="text">
      <style:text-properties fo:font-size="10pt" style:font-size-asian="10pt" fo:language="en" fo:country="US"/>
    </style:style>
    <style:style style:name="T374" style:parent-style-name="Fonteparág.padrão" style:family="text">
      <style:text-properties fo:font-style="italic" style:font-style-asian="italic" fo:font-size="10pt" style:font-size-asian="10pt" fo:language="en" fo:country="US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37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P380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81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82" style:parent-style-name="Standard" style:family="paragraph">
      <style:paragraph-properties fo:text-align="justify" fo:margin-top="0.1388in" fo:line-height="100%" fo:text-indent="-0.25in"/>
    </style:style>
    <style:style style:name="T383" style:parent-style-name="Fonteparág.padrão" style:family="text">
      <style:text-properties fo:font-size="10pt" style:font-size-asian="10pt"/>
    </style:style>
    <style:style style:name="T384" style:parent-style-name="Fonteparág.padrão" style:family="text">
      <style:text-properties fo:font-style="italic" style:font-style-asian="italic" fo:font-size="10pt" style:font-size-asian="10pt"/>
    </style:style>
    <style:style style:name="T385" style:parent-style-name="Fonteparág.padrão" style:family="text">
      <style:text-properties fo:font-size="10pt" style:font-size-asian="10pt"/>
    </style:style>
    <style:style style:name="P386" style:parent-style-name="Standard" style:family="paragraph">
      <style:paragraph-properties fo:text-align="justify" fo:margin-top="0.1388in" fo:line-height="100%" fo:text-indent="-0.25in"/>
    </style:style>
    <style:style style:name="T387" style:parent-style-name="Fonteparág.padrão" style:family="text">
      <style:text-properties fo:font-size="10pt" style:font-size-asian="10pt"/>
    </style:style>
    <style:style style:name="P388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89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90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91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92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393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3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40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40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justify" fo:margin-top="0.1388in" fo:line-height="100%"/>
    </style:style>
    <style:style style:name="T409" style:parent-style-name="Fonteparág.padrão" style:family="text">
      <style:text-properties fo:font-size="10pt" style:font-size-asian="10pt"/>
    </style:style>
    <style:style style:name="T410" style:parent-style-name="Fonteparág.padrão" style:family="text">
      <style:text-properties fo:font-style="italic" style:font-style-asian="italic" fo:font-size="10pt" style:font-size-asian="10pt"/>
    </style:style>
    <style:style style:name="T411" style:parent-style-name="Fonteparág.padrão" style:family="text">
      <style:text-properties fo:font-size="10pt" style:font-size-asian="10pt"/>
    </style:style>
    <style:style style:name="P412" style:parent-style-name="Título3" style:family="paragraph">
      <style:paragraph-properties fo:margin-top="0.1666in">
        <style:tab-stops>
          <style:tab-stop style:type="left" style:position="0.0909in"/>
        </style:tab-stops>
      </style:paragraph-properties>
    </style:style>
    <style:style style:name="T413" style:parent-style-name="Fonteparág.padrão" style:family="text">
      <style:text-properties fo:color="#000000"/>
    </style:style>
    <style:style style:name="T41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415" style:parent-style-name="Standard" style:family="paragraph">
      <style:paragraph-properties fo:text-align="justify" fo:line-height="100%"/>
    </style:style>
    <style:style style:name="TableColumn417" style:family="table-column">
      <style:table-column-properties style:column-width="1.9576in" style:use-optimal-column-width="false"/>
    </style:style>
    <style:style style:name="TableColumn418" style:family="table-column">
      <style:table-column-properties style:column-width="4.3027in" style:use-optimal-column-width="false"/>
    </style:style>
    <style:style style:name="Table416" style:family="table">
      <style:table-properties style:width="6.2604in" fo:margin-left="-0.15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42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424" style:family="table-row">
      <style:table-row-properties style:min-row-height="0.5in" style:use-optimal-row-height="false"/>
    </style:style>
    <style:style style:name="TableCell42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42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429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430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431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432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TableRow433" style:family="table-row">
      <style:table-row-properties style:min-row-height="0.125in" style:use-optimal-row-height="false"/>
    </style:style>
    <style:style style:name="TableCell43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43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text-align="justify" fo:margin-top="0.1388in" fo:line-height="100%"/>
    </style:style>
    <style:style style:name="T438" style:parent-style-name="Fonteparág.padrão" style:family="text">
      <style:text-properties fo:font-size="10pt" style:font-size-asian="10pt"/>
    </style:style>
    <style:style style:name="T439" style:parent-style-name="Fonteparág.padrão" style:family="text">
      <style:text-properties fo:font-style="italic" style:font-style-asian="italic" fo:font-size="10pt" style:font-size-asian="10pt"/>
    </style:style>
    <style:style style:name="T440" style:parent-style-name="Fonteparág.padrão" style:family="text">
      <style:text-properties fo:font-size="10pt" style:font-size-asian="10pt"/>
    </style:style>
    <style:style style:name="T441" style:parent-style-name="Fonteparág.padrão" style:family="text">
      <style:text-properties fo:font-size="10pt" style:font-size-asian="10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44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45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P452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453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454" style:parent-style-name="Standard" style:family="paragraph">
      <style:paragraph-properties fo:text-align="justify" fo:margin-top="0.1388in" fo:line-height="100%" fo:text-indent="-0.25in"/>
      <style:text-properties fo:font-size="10pt" style:font-size-asian="10pt"/>
    </style:style>
    <style:style style:name="P455" style:parent-style-name="Standard" style:family="paragraph">
      <style:paragraph-properties fo:text-align="justify" fo:margin-top="0.1388in" fo:line-height="100%" fo:text-indent="-0.25in"/>
    </style:style>
    <style:style style:name="T456" style:parent-style-name="Fonteparág.padrão" style:family="text">
      <style:text-properties fo:font-size="10pt" style:font-size-asian="10pt"/>
    </style:style>
    <style:style style:name="T457" style:parent-style-name="Fonteparág.padrão" style:family="text">
      <style:text-properties fo:font-style="italic" style:font-style-asian="italic" fo:font-size="10pt" style:font-size-asian="10pt"/>
    </style:style>
    <style:style style:name="T458" style:parent-style-name="Fonteparág.padrão" style:family="text">
      <style:text-properties fo:font-size="10pt" style:font-size-asian="10pt"/>
    </style:style>
    <style:style style:name="P459" style:parent-style-name="Standard" style:family="paragraph">
      <style:paragraph-properties fo:text-align="justify" fo:margin-top="0.1388in" fo:line-height="100%" fo:text-indent="-0.25in"/>
    </style:style>
    <style:style style:name="T460" style:parent-style-name="Fonteparág.padrão" style:family="text">
      <style:text-properties fo:font-size="10pt" style:font-size-asian="10pt"/>
    </style:style>
    <style:style style:name="T461" style:parent-style-name="Fonteparág.padrão" style:family="text">
      <style:text-properties fo:font-style="italic" style:font-style-asian="italic" fo:font-size="10pt" style:font-size-asian="10pt"/>
    </style:style>
    <style:style style:name="T462" style:parent-style-name="Fonteparág.padrão" style:family="text">
      <style:text-properties fo:font-size="10pt" style:font-size-asian="10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46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TableCell47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justify" fo:margin-top="0.1388in" fo:line-height="100%"/>
    </style:style>
    <style:style style:name="T473" style:parent-style-name="Fonteparág.padrão" style:family="text">
      <style:text-properties fo:font-size="10pt" style:font-size-asian="10pt"/>
    </style:style>
    <style:style style:name="T474" style:parent-style-name="Fonteparág.padrão" style:family="text">
      <style:text-properties fo:font-style="italic" style:font-style-asian="italic" fo:font-size="10pt" style:font-size-asian="10pt"/>
    </style:style>
    <style:style style:name="T475" style:parent-style-name="Fonteparág.padrão" style:family="text">
      <style:text-properties fo:font-size="10pt" style:font-size-asian="10pt"/>
    </style:style>
    <style:style style:name="P476" style:parent-style-name="Título2" style:family="paragraph">
      <style:paragraph-properties fo:text-align="justify" fo:margin-top="0.1666in" fo:margin-bottom="0.0833in">
        <style:tab-stops>
          <style:tab-stop style:type="left" style:position="0in"/>
        </style:tab-stops>
      </style:paragraph-properties>
      <style:text-properties fo:color="#000000" fo:font-size="14pt" style:font-size-asian="14pt"/>
    </style:style>
    <style:style style:name="P477" style:parent-style-name="Standard" style:family="paragraph">
      <style:paragraph-properties fo:text-align="justify" fo:margin-top="0.1388in" fo:line-height="100%"/>
      <style:text-properties fo:font-size="10pt" style:font-size-asian="10pt"/>
    </style:style>
    <style:style style:name="P478" style:parent-style-name="Standard" style:family="paragraph">
      <style:paragraph-properties fo:text-align="justify" fo:line-height="100%"/>
    </style:style>
    <style:style style:name="TableColumn480" style:family="table-column">
      <style:table-column-properties style:column-width="0.393in" style:use-optimal-column-width="false"/>
    </style:style>
    <style:style style:name="TableColumn481" style:family="table-column">
      <style:table-column-properties style:column-width="1.575in" style:use-optimal-column-width="false"/>
    </style:style>
    <style:style style:name="TableColumn482" style:family="table-column">
      <style:table-column-properties style:column-width="4.3527in" style:use-optimal-column-width="false"/>
    </style:style>
    <style:style style:name="Table479" style:family="table">
      <style:table-properties style:width="6.3208in" fo:margin-left="-0.15in" table:align="lef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0.0069in solid #000001" fo:border-left="0.0069in solid #000001" fo:border-bottom="0.0069in solid #000001" fo:border-right="none" fo:background-color="#E6E6E6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text-align="center" fo:margin-top="0.0833in" fo:margin-bottom="0.0833in" fo:line-height="100%"/>
      <style:text-properties fo:font-weight="bold" style:font-weight-asian="bold" fo:font-size="10pt" style:font-size-asian="10pt"/>
    </style:style>
    <style:style style:name="TableCell486" style:family="table-cell">
      <style:table-cell-properties fo:border-top="0.0069in solid #000001" fo:border-left="0.0069in solid #000001" fo:border-bottom="0.0069in solid #000001" fo:border-right="none" fo:background-color="#E6E6E6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center" fo:margin-top="0.0833in" fo:margin-bottom="0.0833in" fo:line-height="100%"/>
      <style:text-properties fo:font-weight="bold" style:font-weight-asian="bold" fo:font-size="10pt" style:font-size-asian="10pt"/>
    </style:style>
    <style:style style:name="TableCell488" style:family="table-cell">
      <style:table-cell-properties fo:border="0.0069in solid #000001" fo:background-color="#E6E6E6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center" fo:margin-top="0.0833in" fo:margin-bottom="0.0833in" fo:line-height="100%"/>
      <style:text-properties fo:font-weight="bold" style:font-weight-asian="bold" fo:font-size="10pt" style:font-size-asian="10p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492" style:parent-style-name="Standard" style:family="paragraph">
      <style:paragraph-properties fo:margin-top="0.0833in" fo:line-height="100%" fo:text-indent="-0.9763in"/>
      <style:text-properties fo:font-size="10pt" style:font-size-asian="10pt"/>
    </style:style>
    <style:style style:name="TableCell49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494" style:parent-style-name="Standard" style:family="paragraph">
      <style:paragraph-properties fo:margin-top="0.0833in" fo:line-height="100%"/>
      <style:text-properties fo:font-size="10pt" style:font-size-asian="10pt"/>
    </style:style>
    <style:style style:name="TableCell4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text-align="justify" fo:margin-top="0.0833in" fo:line-height="100%"/>
      <style:text-properties fo:font-size="10pt" style:font-size-asian="10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499" style:parent-style-name="Standard" style:family="paragraph">
      <style:paragraph-properties fo:margin-top="0.0833in" fo:line-height="100%" fo:text-indent="-0.9763in"/>
      <style:text-properties fo:font-size="10pt" style:font-size-asian="10pt"/>
    </style:style>
    <style:style style:name="TableCell50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501" style:parent-style-name="Standard" style:family="paragraph">
      <style:paragraph-properties fo:margin-top="0.0833in" fo:line-height="100%"/>
      <style:text-properties fo:font-size="10pt" style:font-size-asian="10pt"/>
    </style:style>
    <style:style style:name="TableCell50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justify" fo:margin-top="0.0833in" fo:line-height="100%"/>
      <style:text-properties fo:font-size="10pt" style:font-size-asian="10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506" style:parent-style-name="Standard" style:family="paragraph">
      <style:paragraph-properties fo:margin-top="0.0833in" fo:line-height="100%" fo:text-indent="-0.9763in"/>
      <style:text-properties fo:font-size="10pt" style:font-size-asian="10pt"/>
    </style:style>
    <style:style style:name="TableCell507" style:family="table-cell">
      <style:table-cell-properties fo:border-top="none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508" style:parent-style-name="Standard" style:family="paragraph">
      <style:paragraph-properties fo:margin-top="0.0833in" fo:line-height="100%"/>
      <style:text-properties fo:font-size="10pt" style:font-size-asian="10pt"/>
    </style:style>
    <style:style style:name="TableCell50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justify" fo:margin-top="0.0833in" fo:line-height="100%"/>
      <style:text-properties fo:font-size="10pt" style:font-size-asian="10pt"/>
    </style:style>
    <style:style style:name="P511" style:parent-style-name="Standard" style:family="paragraph">
      <style:paragraph-properties fo:text-align="justify" fo:margin-top="0.0833in" fo:line-height="100%"/>
    </style:style>
    <style:style style:name="P512" style:parent-style-name="Título2" style:family="paragraph">
      <style:paragraph-properties fo:text-align="justify" fo:margin-top="0.1666in" fo:margin-bottom="0.0833in">
        <style:tab-stops>
          <style:tab-stop style:type="left" style:position="0in"/>
        </style:tab-stops>
      </style:paragraph-properties>
      <style:text-properties fo:color="#000000" fo:font-size="14pt" style:font-size-asian="14pt"/>
    </style:style>
    <style:style style:name="P513" style:parent-style-name="Standard" style:family="paragraph">
      <style:paragraph-properties fo:text-align="justify" fo:margin-top="0.1388in" fo:line-height="100%" fo:text-indent="-0.25in"/>
    </style:style>
    <style:style style:name="T514" style:parent-style-name="Fonteparág.padrão" style:family="text">
      <style:text-properties fo:font-style="italic" style:font-style-asian="italic" fo:font-size="10pt" style:font-size-asian="10pt"/>
    </style:style>
    <style:style style:name="T515" style:parent-style-name="Fonteparág.padrão" style:family="text">
      <style:text-properties fo:font-size="10pt" style:font-size-asian="10pt"/>
    </style:style>
    <style:style style:name="T516" style:parent-style-name="Fonteparág.padrão" style:family="text">
      <style:text-properties fo:font-size="10pt" style:font-size-asian="10pt"/>
    </style:style>
    <style:style style:name="T517" style:parent-style-name="Fonteparág.padrão" style:family="text">
      <style:text-properties fo:font-style="italic" style:font-style-asian="italic" fo:font-size="10pt" style:font-size-asian="10pt"/>
    </style:style>
    <style:style style:name="T518" style:parent-style-name="Fonteparág.padrão" style:family="text">
      <style:text-properties fo:font-size="10pt" style:font-size-asian="10pt"/>
    </style:style>
    <style:style style:name="T519" style:parent-style-name="Fonteparág.padrão" style:family="text">
      <style:text-properties fo:font-size="10pt" style:font-size-asian="10pt"/>
    </style:style>
    <style:style style:name="T520" style:parent-style-name="Fonteparág.padrão" style:family="text">
      <style:text-properties fo:font-style="italic" style:font-style-asian="italic" fo:font-size="10pt" style:font-size-asian="10pt"/>
    </style:style>
    <style:style style:name="P521" style:parent-style-name="Título2" style:family="paragraph">
      <style:paragraph-properties fo:text-align="justify" fo:margin-top="0.1666in" fo:margin-bottom="0.0833in">
        <style:tab-stops>
          <style:tab-stop style:type="left" style:position="0in"/>
        </style:tab-stops>
      </style:paragraph-properties>
      <style:text-properties fo:color="#000000" fo:font-size="14pt" style:font-size-asian="14pt"/>
    </style:style>
    <style:style style:name="P522" style:parent-style-name="Standard" style:family="paragraph">
      <style:paragraph-properties fo:text-align="justify" fo:margin-top="0.1388in" fo:line-height="100%"/>
    </style:style>
    <style:style style:name="T523" style:parent-style-name="Fonteparág.padrão" style:family="text">
      <style:text-properties fo:font-size="10pt" style:font-size-asian="10pt"/>
    </style:style>
    <style:style style:name="T524" style:parent-style-name="Fonteparág.padrão" style:family="text">
      <style:text-properties fo:font-style="italic" style:font-style-asian="italic" fo:font-size="10pt" style:font-size-asian="10pt"/>
    </style:style>
    <style:style style:name="T525" style:parent-style-name="Fonteparág.padrão" style:family="text">
      <style:text-properties fo:font-size="10pt" style:font-size-asian="10pt"/>
    </style:style>
    <style:style style:name="T526" style:parent-style-name="Fonteparág.padrão" style:family="text">
      <style:text-properties fo:font-size="10pt" style:font-size-asian="10pt"/>
    </style:style>
    <style:style style:name="P527" style:parent-style-name="Standard" style:family="paragraph">
      <style:paragraph-properties fo:text-align="justify" fo:margin-top="0.0833in" fo:line-height="100%"/>
    </style:style>
    <style:style style:name="TableColumn529" style:family="table-column">
      <style:table-column-properties style:column-width="2.7597in" style:use-optimal-column-width="false"/>
    </style:style>
    <style:style style:name="TableColumn530" style:family="table-column">
      <style:table-column-properties style:column-width="3.1361in" style:use-optimal-column-width="false"/>
    </style:style>
    <style:style style:name="Table528" style:family="table">
      <style:table-properties style:width="5.8958in" fo:margin-left="-0.15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0.0069in solid #000001" fo:border-left="0.0069in solid #000001" fo:border-bottom="0.0069in solid #000001" fo:border-right="none" fo:background-color="#E6E6E6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justify" fo:margin-top="0.1388in" fo:line-height="100%"/>
      <style:text-properties fo:font-weight="bold" style:font-weight-asian="bold" fo:font-size="10pt" style:font-size-asian="10pt"/>
    </style:style>
    <style:style style:name="TableCell534" style:family="table-cell">
      <style:table-cell-properties fo:border="0.0069in solid #000001" fo:background-color="#E6E6E6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justify" fo:margin-top="0.1388in" fo:line-height="100%"/>
      <style:text-properties fo:font-weight="bold" style:font-weight-asian="bold" fo:font-size="10pt" style:font-size-asian="10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538" style:parent-style-name="Standard" style:family="paragraph">
      <style:paragraph-properties fo:margin-top="0.1388in" fo:line-height="100%"/>
    </style:style>
    <style:style style:name="T539" style:parent-style-name="Fonteparág.padrão" style:family="text">
      <style:text-properties fo:font-size="10pt" style:font-size-asian="10pt"/>
    </style:style>
    <style:style style:name="T540" style:parent-style-name="Fonteparág.padrão" style:family="text">
      <style:text-properties fo:font-style="italic" style:font-style-asian="italic" fo:font-size="10pt" style:font-size-asian="10pt"/>
    </style:style>
    <style:style style:name="T541" style:parent-style-name="Fonteparág.padrão" style:family="text">
      <style:text-properties fo:font-size="10pt" style:font-size-asian="10pt"/>
    </style:style>
    <style:style style:name="TableCell54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margin-top="0.1388in" fo:line-height="100%"/>
      <style:text-properties fo:font-size="10pt" style:font-size-asian="10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546" style:parent-style-name="Standard" style:family="paragraph">
      <style:paragraph-properties fo:margin-top="0.1388in" fo:line-height="100%"/>
    </style:style>
    <style:style style:name="T547" style:parent-style-name="Fonteparág.padrão" style:family="text">
      <style:text-properties fo:font-size="10pt" style:font-size-asian="10pt"/>
    </style:style>
    <style:style style:name="T548" style:parent-style-name="Fonteparág.padrão" style:family="text">
      <style:text-properties fo:font-style="italic" style:font-style-asian="italic" fo:font-size="10pt" style:font-size-asian="10pt"/>
    </style:style>
    <style:style style:name="T549" style:parent-style-name="Fonteparág.padrão" style:family="text">
      <style:text-properties fo:font-size="10pt" style:font-size-asian="10pt"/>
    </style:style>
    <style:style style:name="TableCell55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margin-top="0.1388in" fo:line-height="100%"/>
      <style:text-properties fo:font-size="10pt" style:font-size-asian="10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554" style:parent-style-name="Standard" style:family="paragraph">
      <style:paragraph-properties fo:margin-top="0.1388in" fo:line-height="100%"/>
    </style:style>
    <style:style style:name="T555" style:parent-style-name="Fonteparág.padrão" style:family="text">
      <style:text-properties fo:font-size="10pt" style:font-size-asian="10pt"/>
    </style:style>
    <style:style style:name="T556" style:parent-style-name="Fonteparág.padrão" style:family="text">
      <style:text-properties fo:font-style="italic" style:font-style-asian="italic" fo:font-size="10pt" style:font-size-asian="10pt"/>
    </style:style>
    <style:style style:name="T557" style:parent-style-name="Fonteparág.padrão" style:family="text">
      <style:text-properties fo:font-size="10pt" style:font-size-asian="10pt"/>
    </style:style>
    <style:style style:name="TableCell55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margin-top="0.1388in" fo:line-height="100%"/>
      <style:text-properties fo:font-size="10pt" style:font-size-asian="10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562" style:parent-style-name="Standard" style:family="paragraph">
      <style:paragraph-properties fo:margin-top="0.1388in" fo:line-height="100%"/>
    </style:style>
    <style:style style:name="T563" style:parent-style-name="Fonteparág.padrão" style:family="text">
      <style:text-properties fo:font-size="10pt" style:font-size-asian="10pt"/>
    </style:style>
    <style:style style:name="T564" style:parent-style-name="Fonteparág.padrão" style:family="text">
      <style:text-properties fo:font-style="italic" style:font-style-asian="italic" fo:font-size="10pt" style:font-size-asian="10pt"/>
    </style:style>
    <style:style style:name="T565" style:parent-style-name="Fonteparág.padrão" style:family="text">
      <style:text-properties fo:font-size="10pt" style:font-size-asian="10pt"/>
    </style:style>
    <style:style style:name="TableCell56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margin-top="0.1388in" fo:line-height="100%"/>
      <style:text-properties fo:font-size="10pt" style:font-size-asian="10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75in" fo:padding-bottom="0in" fo:padding-right="0.075in"/>
    </style:style>
    <style:style style:name="P570" style:parent-style-name="Standard" style:family="paragraph">
      <style:paragraph-properties fo:margin-top="0.1388in" fo:line-height="100%"/>
    </style:style>
    <style:style style:name="T571" style:parent-style-name="Fonteparág.padrão" style:family="text">
      <style:text-properties fo:font-size="10pt" style:font-size-asian="10pt"/>
    </style:style>
    <style:style style:name="T572" style:parent-style-name="Fonteparág.padrão" style:family="text">
      <style:text-properties fo:font-style="italic" style:font-style-asian="italic" fo:font-size="10pt" style:font-size-asian="10pt"/>
    </style:style>
    <style:style style:name="T573" style:parent-style-name="Fonteparág.padrão" style:family="text">
      <style:text-properties fo:font-size="10pt" style:font-size-asian="10pt"/>
    </style:style>
    <style:style style:name="TableCell57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margin-top="0.1388in" fo:line-height="100%"/>
      <style:text-properties fo:font-size="10pt" style:font-size-asian="10pt"/>
    </style:style>
    <style:style style:name="P576" style:parent-style-name="Standard" style:family="paragraph">
      <style:paragraph-properties fo:text-align="justify" fo:margin-top="0.1388in" fo:line-height="100%"/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lano de Verificação/Validação</text:p>
      <text:p text:style-name="P12"/>
      <text:p text:style-name="P13"/>
      <text:p text:style-name="P14"/>
      <text:p text:style-name="P15">UFG</text:p>
      <text:p text:style-name="P16"/>
      <text:p text:style-name="P17"/>
      <text:p text:style-name="P18">Sistema de Vendas e Reserva de Ingressos – SVRI</text:p>
      <text:p text:style-name="P19"/>
      <text:p text:style-name="P20"><text:s/></text:p>
      <text:p text:style-name="P21">Versão 4.0</text:p>
      <text:p text:style-name="P22"/>
      <text:p text:style-name="P23"/>
      <text:p text:style-name="P24">Histórico de Alterações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Data</text:p>
          </table:table-cell>
          <table:table-cell table:style-name="TableCell33">
            <text:p text:style-name="P34">Versão</text:p>
          </table:table-cell>
          <table:table-cell table:style-name="TableCell35">
            <text:p text:style-name="P36">Descrição</text:p>
          </table:table-cell>
          <table:table-cell table:style-name="TableCell37">
            <text:p text:style-name="P38">Autor</text:p>
          </table:table-cell>
        </table:table-row>
        <table:table-row table:style-name="TableRow39">
          <table:table-cell table:style-name="TableCell40">
            <text:p text:style-name="P41">11/05/2015</text:p>
          </table:table-cell>
          <table:table-cell table:style-name="TableCell42">
            <text:p text:style-name="P43">1.0</text:p>
          </table:table-cell>
          <table:table-cell table:style-name="TableCell44">
            <text:p text:style-name="P45">Criação do<text:s/>plano de Verificação e Validação</text:p>
          </table:table-cell>
          <table:table-cell table:style-name="TableCell46">
            <text:p text:style-name="P47">Marcos Vinicius R. Silva</text:p>
          </table:table-cell>
        </table:table-row>
        <table:table-row table:style-name="TableRow48">
          <table:table-cell table:style-name="TableCell49">
            <text:p text:style-name="P50">17/05/2015</text:p>
          </table:table-cell>
          <table:table-cell table:style-name="TableCell51">
            <text:p text:style-name="P52">2.0</text:p>
          </table:table-cell>
          <table:table-cell table:style-name="TableCell53">
            <text:p text:style-name="P54">Replanejamento do Plano de Verificação e Validação</text:p>
          </table:table-cell>
          <table:table-cell table:style-name="TableCell55">
            <text:p text:style-name="P56">Yuri Matheus Dias Pereira</text:p>
          </table:table-cell>
        </table:table-row>
        <table:table-row table:style-name="TableRow57">
          <table:table-cell table:style-name="TableCell58">
            <text:p text:style-name="P59">02/06/2015</text:p>
          </table:table-cell>
          <table:table-cell table:style-name="TableCell60">
            <text:p text:style-name="P61">3.0</text:p>
          </table:table-cell>
          <table:table-cell table:style-name="TableCell62">
            <text:p text:style-name="P63">Plano de Verificação e Validação para o Sprint 2</text:p>
          </table:table-cell>
          <table:table-cell table:style-name="TableCell64">
            <text:p text:style-name="P65">Yuri Matheus Dias Pereira</text:p>
          </table:table-cell>
        </table:table-row>
        <table:table-row table:style-name="TableRow66">
          <table:table-cell table:style-name="TableCell67">
            <text:p text:style-name="P68">04/06/2015</text:p>
          </table:table-cell>
          <table:table-cell table:style-name="TableCell69">
            <text:p text:style-name="P70">4.0</text:p>
          </table:table-cell>
          <table:table-cell table:style-name="TableCell71">
            <text:p text:style-name="P72">Plano de Verificação e Validação para o Sprint 3</text:p>
          </table:table-cell>
          <table:table-cell table:style-name="TableCell73">
            <text:p text:style-name="P74">Yuri Matheus Dias Pereira</text:p>
          </table:table-cell>
        </table:table-row>
        <table:table-row table:style-name="TableRow75">
          <table:table-cell table:style-name="TableCell76">
            <text:p text:style-name="P77">17/06/15</text:p>
          </table:table-cell>
          <table:table-cell table:style-name="TableCell78">
            <text:p text:style-name="P79">5.0</text:p>
          </table:table-cell>
          <table:table-cell table:style-name="TableCell80">
            <text:p text:style-name="P81">Correção do plano perante avaliação do docente.</text:p>
          </table:table-cell>
          <table:table-cell table:style-name="TableCell82">
            <text:p text:style-name="P83">Marcos Vinicius R. Silva</text:p>
          </table:table-cell>
        </table:table-row>
      </table:table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><text:a xlink:href="#h.bz51z1azvmf6" office:target-frame-name="_top" xlink:show="replace"><text:span text:style-name="T96">Objetivo</text:span></text:a></text:p>
      <text:p text:style-name="P97"><text:a xlink:href="#h.y5bruvqndype" office:target-frame-name="_top" xlink:show="replace"><text:span text:style-name="T98">Definições, Acrônimos e Abreviações</text:span></text:a></text:p>
      <text:p text:style-name="P99"><text:a xlink:href="#h.lfnxfop1o3e4" office:target-frame-name="_top" xlink:show="replace"><text:span text:style-name="T100">Referências</text:span></text:a></text:p>
      <text:p text:style-name="P101"><text:a xlink:href="#h.qqm7oktrb2px" office:target-frame-name="_top" xlink:show="replace"><text:span text:style-name="T102">Itens Alvo de Verificação/Validação</text:span></text:a></text:p>
      <text:p text:style-name="P103"><text:a xlink:href="#h.sojondd36qnc" office:target-frame-name="_top" xlink:show="replace"><text:span text:style-name="T104">Estratégias de Verificação/Validação</text:span></text:a></text:p>
      <text:p text:style-name="P105"><text:a xlink:href="#h.gpulkodsl843" office:target-frame-name="_top" xlink:show="replace"><text:span text:style-name="T106">Estratégia para Verificar e Validar Requisitos</text:span></text:a></text:p>
      <text:p text:style-name="P107"><text:a xlink:href="#h.pht06hqd7r20" office:target-frame-name="_top" xlink:show="replace"><text:span text:style-name="T108">Estratégia para verificar e validar Design Arquitetural</text:span></text:a></text:p>
      <text:p text:style-name="P109"><text:a xlink:href="#h.274in45rrcdx" office:target-frame-name="_top" xlink:show="replace"><text:span text:style-name="T110">Estratégia para verificar e validar Código Fonte</text:span></text:a></text:p>
      <text:p text:style-name="P111"><text:a xlink:href="#h.v8gq98dudt3k" office:target-frame-name="_top" xlink:show="replace"><text:span text:style-name="T112">Estratégia para verificar e validar a Instalação</text:span></text:a></text:p>
      <text:p text:style-name="P113"><text:a xlink:href="#h.pk3urulun1r1" office:target-frame-name="_top" xlink:show="replace"><text:span text:style-name="T114">Est</text:span><text:span text:style-name="T115">ratégia para verificar e validar de Manutenção</text:span></text:a></text:p>
      <text:p text:style-name="P116"><text:a xlink:href="#h.vfeyztlm8s8w" office:target-frame-name="_top" xlink:show="replace"><text:span text:style-name="T117">Papéis e Responsabilidades</text:span></text:a></text:p>
      <text:p text:style-name="P118"><text:a xlink:href="#h.a1h1b0ybpbwd" office:target-frame-name="_top" xlink:show="replace"><text:span text:style-name="T119">Materiais de Apoio</text:span></text:a></text:p>
      <text:p text:style-name="P120"><text:a xlink:href="#h.lg4bb5gbwnhn" office:target-frame-name="_top" xlink:show="replace"><text:span text:style-name="T121">Cronograma</text:span></text:a></text:p>
      <text:p text:style-name="P122"/>
      <text:p text:style-name="Standard"/>
      <text:p text:style-name="P123"/>
      <text:list text:style-name="WWNum5">
        <text:list-item text:start-value="1">
          <text:p text:style-name="P124"><text:bookmark-start text:name="h.bz51z1azvmf6"/><text:bookmark-end text:name="h.bz51z1azvmf6"/>Objetivo</text:p>
        </text:list-item>
      </text:list>
      <text:p text:style-name="P125"><text:bookmark-start text:name="h.f0wi1q9jvz1f"/><text:bookmark-end text:name="h.f0wi1q9jvz1f"/>Este plano tem por objetivo documentar o<text:s/>planejamento do processo de Verificação e Validação do sistema SVRI.</text:p>
      <text:list text:style-name="WWNum5" text:continue-numbering="true">
        <text:list-item>
          <text:p text:style-name="P126"><text:bookmark-start text:name="h.y5bruvqndype"/><text:bookmark-end text:name="h.y5bruvqndype"/>Definições, Acrônimos e Abreviações</text:p>
        </text:list-item>
      </text:list>
      <text:list text:style-name="WWNum8">
        <text:list-item>
          <text:p text:style-name="P127"><text:bookmark-start text:name="h.xn9aeol78qyz"/><text:bookmark-end text:name="h.xn9aeol78qyz"/><text:span text:style-name="T128">Baseline</text:span><text:span text:style-name="T129">: Conjunto de produtos/artefatos e suas versões, aprovados após uma revisão, que servem como base de desenvolvimento futuro;</text:span></text:p>
        </text:list-item>
        <text:list-item>
          <text:p text:style-name="P130"><text:bookmark-start text:name="h.g2icjjk7kz5y"/><text:bookmark-end text:name="h.g2icjjk7kz5y"/>V&amp;V: Verificação e<text:s/>Validação;</text:p>
        </text:list-item>
        <text:list-item>
          <text:p text:style-name="P131"><text:bookmark-start text:name="h.lbxkczj1k2le"/><text:bookmark-end text:name="h.lbxkczj1k2le"/><text:span text:style-name="T132">Instalação e<text:s/></text:span><text:span text:style-name="T133">Checkout</text:span><text:span text:style-name="T134">: A parte do ciclo de vida destinada a passagem do software do ambiente de desenvolvimento para a colocação do software em ambiente de uso;</text:span></text:p>
        </text:list-item>
        <text:list-item>
          <text:p text:style-name="P135"><text:bookmark-start text:name="h.e65iuclqtmdr"/><text:bookmark-end text:name="h.e65iuclqtmdr"/><text:span text:style-name="T136">Checklist</text:span><text:span text:style-name="T137">: Lista de atributos/itens a serem levados em consideração para se realiza</text:span><text:span text:style-name="T138">r uma determinada análise;</text:span></text:p>
        </text:list-item>
        <text:list-item>
          <text:p text:style-name="P139"><text:bookmark-start text:name="h.71636bhavvq1"/><text:bookmark-end text:name="h.71636bhavvq1"/>Anomalia: Qualquer anormalidade, irregularidade, discrepância, inconsistência de um resultado diante do esperado;</text:p>
        </text:list-item>
        <text:list-item>
          <text:p text:style-name="P140"><text:bookmark-start text:name="h.qcolmfrl8pkm"/><text:bookmark-end text:name="h.qcolmfrl8pkm"/>EAP: Estrutura Analítica de Projeto;</text:p>
        </text:list-item>
        <text:list-item>
          <text:p text:style-name="P141"><text:bookmark-start text:name="h.bsaysku4n8u3"/><text:bookmark-end text:name="h.bsaysku4n8u3"/><text:span text:style-name="T142">Walkthrough</text:span><text:span text:style-name="T143">: Técnica Informal de Verificação para encontrar defeitos nos artef</text:span><text:span text:style-name="T144">atos. A técnica propõe que o autor do artefato passe e explique ele aos participantes da reunião para que eles possam obter um entendimento comum;</text:span></text:p>
        </text:list-item>
        <text:list-item>
          <text:p text:style-name="P145"><text:bookmark-start text:name="h.q9y59c78r6k1"/><text:bookmark-end text:name="h.q9y59c78r6k1"/>Defeito: Imperfeição ou deficiência em um produto de trabalho, de modo que ele não supre os requisitos ou especificações e precisa ser reparado ou substituído;</text:p>
        </text:list-item>
      </text:list>
      <text:list text:style-name="WWNum5" text:continue-numbering="true">
        <text:list-item>
          <text:p text:style-name="P146"><text:bookmark-start text:name="h.lfnxfop1o3e4"/><text:bookmark-end text:name="h.lfnxfop1o3e4"/>Referências</text:p>
        </text:list-item>
      </text:list>
      <text:list text:style-name="WWNum8" text:continue-numbering="true">
        <text:list-item>
          <text:p text:style-name="P147"><text:bookmark-start text:name="h.hv3ndpbo8l7p"/><text:bookmark-end text:name="h.hv3ndpbo8l7p"/>Documento de Arquitetura de Software;</text:p>
        </text:list-item>
        <text:list-item>
          <text:p text:style-name="P148"><text:bookmark-start text:name="h.f0n6yxjjvplz"/><text:bookmark-end text:name="h.f0n6yxjjvplz"/>Diagrama de Classes;</text:p>
        </text:list-item>
        <text:list-item>
          <text:p text:style-name="P149"><text:bookmark-start text:name="h.swem46zi8zwz"/><text:bookmark-end text:name="h.swem46zi8zwz"/>EAP;</text:p>
        </text:list-item>
        <text:list-item>
          <text:p text:style-name="P150"><text:bookmark-start text:name="h.qbzs6yx7ce3g"/><text:bookmark-end text:name="h.qbzs6yx7ce3g"/><text:span text:style-name="T151">Documento de<text:s/></text:span><text:span text:style-name="T152">Checklists</text:span><text:span text:style-name="T153"><text:s/>de Verificação e Validação;</text:span><text:bookmark-start text:name="h.lkgytu5nktq6"/><text:bookmark-end text:name="h.lkgytu5nktq6"/></text:p>
        </text:list-item>
        <text:list-item>
          <text:p text:style-name="P154">Plano de Gerência de Configuração;</text:p>
        </text:list-item>
      </text:list>
      <text:list text:style-name="WWNum5" text:continue-numbering="true">
        <text:list-item>
          <text:p text:style-name="P155"><text:bookmark-start text:name="h.qqm7oktrb2px"/><text:bookmark-end text:name="h.qqm7oktrb2px"/>Itens Alvo de Verificação/Validação</text:p>
        </text:list-item>
      </text:list>
      <text:p text:style-name="P156"><text:bookmark-start text:name="h.x8q3uci06q3z"/><text:bookmark-end text:name="h.x8q3uci06q3z"/>Os alvos de V&amp;V são os artefatos gerados<text:s/>pela equipe de análise e design, construção e instalação, conforme especificado na EAP.</text:p>
      <text:list text:style-name="WWNum5" text:continue-numbering="true">
        <text:list-item>
          <text:p text:style-name="P157"><text:bookmark-start text:name="h.sojondd36qnc"/><text:bookmark-end text:name="h.sojondd36qnc"/>Estratégias de Verificação/Validação</text:p>
        </text:list-item>
      </text:list>
      <text:p text:style-name="P158"><text:bookmark-start text:name="h.pau8hqh21x"/><text:bookmark-end text:name="h.pau8hqh21x"/>As estratégias de testes adotados no SVRI são descritas nas seções subsequentes. Para cada método de Verificação/Validação, anexar<text:s/>neste plano os documentos/materiais utilizados.</text:p>
      <text:list text:style-name="WWNum5" text:continue-numbering="true">
        <text:list-item>
          <text:list>
            <text:list-item>
              <text:p text:style-name="P159"><text:span text:style-name="T160"><text:s/>Estratégia para Verificar e Validar Requisitos</text:span><text:bookmark-start text:name="h.q20k3j6clfpw1"/><text:bookmark-end text:name="h.q20k3j6clfpw1"/></text:p>
            </text:list-item>
          </text:list>
        </text:list-item>
      </text:list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<text:bookmark-start text:name="h.4o37izrd5fk6"/><text:bookmark-end text:name="h.4o37izrd5fk6"/>Objetivo da Método:</text:p>
          </table:table-cell>
          <table:table-cell table:style-name="TableCell167">
            <text:p text:style-name="P168"><text:bookmark-start text:name="h.flc0fm6mz55m"/><text:bookmark-end text:name="h.flc0fm6mz55m"/>Analisar e Verificar a conformidade dos requisitos</text:p>
          </table:table-cell>
        </table:table-row>
        <table:table-row table:style-name="TableRow169">
          <table:table-cell table:style-name="TableCell170">
            <text:p text:style-name="P171"><text:bookmark-start text:name="h.37ss9okqbjg0"/><text:bookmark-end text:name="h.37ss9okqbjg0"/>Procedimento:</text:p>
          </table:table-cell>
          <table:table-cell table:style-name="TableCell172">
            <text:list text:style-name="WWNum6">
              <text:list-item>
                <text:p text:style-name="P173"><text:bookmark-start text:name="h.sdyljtxfuqmc"/><text:bookmark-end text:name="h.sdyljtxfuqmc"/>Verificar Consistência;</text:p>
              </text:list-item>
              <text:list-item>
                <text:p text:style-name="P174"><text:bookmark-start text:name="h.9857rvduuzin"/><text:bookmark-end text:name="h.9857rvduuzin"/>Verificar a clareza dos requisitos;</text:p>
              </text:list-item>
              <text:list-item>
                <text:p text:style-name="P175"><text:bookmark-start text:name="h.xjpvhzrnlgyv"/><text:bookmark-end text:name="h.xjpvhzrnlgyv"/>Avaliar a<text:s/>testabilidade;</text:p>
              </text:list-item>
              <text:list-item>
                <text:p text:style-name="P176"><text:bookmark-start text:name="h.le92yue9j0ai"/><text:bookmark-end text:name="h.le92yue9j0ai"/>Verificar a adequação dos requisitos;</text:p>
              </text:list-item>
              <text:list-item>
                <text:p text:style-name="P177"><text:bookmark-start text:name="h.adpna2jj3vkt"/><text:bookmark-end text:name="h.adpna2jj3vkt"/>Recomendações;</text:p>
              </text:list-item>
            </text:list>
          </table:table-cell>
        </table:table-row>
        <table:table-row table:style-name="TableRow178">
          <table:table-cell table:style-name="TableCell179">
            <text:p text:style-name="P180"><text:bookmark-start text:name="h.9y5gru1w99i3"/><text:bookmark-end text:name="h.9y5gru1w99i3"/>Ferramentas Necessárias:</text:p>
          </table:table-cell>
          <table:table-cell table:style-name="TableCell181">
            <text:p text:style-name="P182"><text:bookmark-start text:name="h.uyp37in7s3yd"/><text:bookmark-end text:name="h.uyp37in7s3yd"/>Apache OpenOffice</text:p>
          </table:table-cell>
        </table:table-row>
        <table:table-row table:style-name="TableRow183">
          <table:table-cell table:style-name="TableCell184">
            <text:p text:style-name="P185"><text:bookmark-start text:name="h.tkayqbvelw9o"/><text:bookmark-end text:name="h.tkayqbvelw9o"/>Critérios de Êxito:</text:p>
          </table:table-cell>
          <table:table-cell table:style-name="TableCell186">
            <text:p text:style-name="P187"><text:bookmark-start text:name="h.20r99zk4fong"/><text:bookmark-end text:name="h.20r99zk4fong"/>Os Requisitos devem:</text:p>
            <text:list text:style-name="WWNum9">
              <text:list-item>
                <text:p text:style-name="P188"><text:bookmark-start text:name="h.y7jic3dcoydc"/><text:bookmark-end text:name="h.y7jic3dcoydc"/>Possuir consistência Interna ou Externa;</text:p>
              </text:list-item>
              <text:list-item>
                <text:p text:style-name="P189"><text:bookmark-start text:name="h.os1m0p7nljx2"/><text:bookmark-end text:name="h.os1m0p7nljx2"/>Ser claros e entendíveis;</text:p>
              </text:list-item>
              <text:list-item>
                <text:p text:style-name="P190"><text:bookmark-start text:name="h.31a8pa4jkrw"/><text:bookmark-end text:name="h.31a8pa4jkrw"/>Possuir testes viáveis;</text:p>
              </text:list-item>
              <text:list-item>
                <text:p text:style-name="P191"><text:bookmark-start text:name="h.a1l5x4adla1"/><text:bookmark-end text:name="h.a1l5x4adla1"/>Ser<text:s/>adequado ao cliente;</text:p>
              </text:list-item>
            </text:list>
          </table:table-cell>
        </table:table-row>
        <table:table-row table:style-name="TableRow192">
          <table:table-cell table:style-name="TableCell193">
            <text:p text:style-name="P194"><text:bookmark-start text:name="h.iaz4gk5ysyo9"/><text:bookmark-end text:name="h.iaz4gk5ysyo9"/><text:soft-page-break/>Considerações Especiais:</text:p>
          </table:table-cell>
          <table:table-cell table:style-name="TableCell195">
            <text:p text:style-name="P196"><text:bookmark-start text:name="h.x60pngb3ixf2"/><text:bookmark-end text:name="h.x60pngb3ixf2"/>Não se aplica</text:p>
          </table:table-cell>
        </table:table-row>
        <table:table-row table:style-name="TableRow197">
          <table:table-cell table:style-name="TableCell198">
            <text:p text:style-name="P199"><text:bookmark-start text:name="h.sbj7r02lpijf"/><text:bookmark-end text:name="h.sbj7r02lpijf"/>Tempo</text:p>
          </table:table-cell>
          <table:table-cell table:style-name="TableCell200">
            <text:p text:style-name="P201"><text:bookmark-start text:name="h.2cxiwm6jscuh"/><text:bookmark-end text:name="h.2cxiwm6jscuh"/>5 Horas</text:p>
          </table:table-cell>
        </table:table-row>
        <table:table-row table:style-name="TableRow202">
          <table:table-cell table:style-name="TableCell203">
            <text:p text:style-name="P204"><text:bookmark-start text:name="h.25lkbkr6ndxo"/><text:bookmark-end text:name="h.25lkbkr6ndxo"/>Materiais</text:p>
          </table:table-cell>
          <table:table-cell table:style-name="TableCell205">
            <text:p text:style-name="P206"><text:bookmark-start text:name="h.gfssybvkftuf"/><text:bookmark-end text:name="h.gfssybvkftuf"/><text:span text:style-name="T207">EAP e<text:s/></text:span><text:a xlink:href="https://github.com/daniel-oliveiravas/SVRI/blob/master/2-Projeto/2.01-Requisitos/Documento%20de%20EOR%20-%20SVRI.odt" office:target-frame-name="_top" xlink:show="replace"><text:span text:style-name="T208">Documento de EOR - SVR</text:span></text:a><text:span text:style-name="T209">I</text:span></text:p>
          </table:table-cell>
        </table:table-row>
      </table:table>
      <text:h text:style-name="P210" text:outline-level="3"><text:bookmark-start text:name="h.q20k3j6clfpw"/><text:bookmark-end text:name="h.q20k3j6clfpw"/></text:h>
      <text:list text:style-name="WWNum5" text:continue-numbering="true">
        <text:list-item>
          <text:list>
            <text:list-item>
              <text:p text:style-name="P211"><text:bookmark-start text:name="h.pht06hqd7r20"/><text:bookmark-end text:name="h.pht06hqd7r20"/><text:span text:style-name="T212"><text:s/></text:span><text:span text:style-name="T213">Estratégia</text:span><text:span text:style-name="T214"><text:s/>para verificar e validar Design Arquitetural</text:span></text:p>
            </text:list-item>
          </text:list>
        </text:list-item>
      </text:list>
      <text:p text:style-name="P215"/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<text:bookmark-start text:name="h.l4z82jmqynax"/><text:bookmark-end text:name="h.l4z82jmqynax"/>Objetivo da Método:</text:p>
          </table:table-cell>
          <table:table-cell table:style-name="TableCell222">
            <text:p text:style-name="P223"><text:bookmark-start text:name="h.krozjyggn33e"/><text:bookmark-end text:name="h.krozjyggn33e"/>Analisar se a Arquitetura foi implementada de forma correta e de acordo com os padrões arquiteturais.</text:p>
          </table:table-cell>
        </table:table-row>
        <table:table-row table:style-name="TableRow224">
          <table:table-cell table:style-name="TableCell225">
            <text:p text:style-name="P226"><text:bookmark-start text:name="h.z9pyxy4om4d"/><text:bookmark-end text:name="h.z9pyxy4om4d"/>Procedimento:</text:p>
          </table:table-cell>
          <table:table-cell table:style-name="TableCell227">
            <text:list text:style-name="WWNum3">
              <text:list-item>
                <text:p text:style-name="P228"><text:bookmark-start text:name="h.7m0x37jlw986"/><text:bookmark-end text:name="h.7m0x37jlw986"/>Verificar adequação com os requisitos;</text:p>
              </text:list-item>
              <text:list-item>
                <text:p text:style-name="P229"><text:bookmark-start text:name="h.71nwy1ht6hks"/><text:bookmark-end text:name="h.71nwy1ht6hks"/>Definir funcionalidades de<text:s/>interface;</text:p>
              </text:list-item>
              <text:list-item>
                <text:p text:style-name="P230"><text:bookmark-start text:name="h.phwi90dp3eac"/><text:bookmark-end text:name="h.phwi90dp3eac"/>Convenções estabelecidas;</text:p>
              </text:list-item>
              <text:list-item>
                <text:p text:style-name="P231"><text:bookmark-start text:name="h.2w4o553fhy1a"/><text:bookmark-end text:name="h.2w4o553fhy1a"/>Gerar a rastreabilidade de requisitos;</text:p>
              </text:list-item>
              <text:list-item>
                <text:p text:style-name="P232"><text:bookmark-start text:name="h.2s0lxexubs3i"/><text:bookmark-end text:name="h.2s0lxexubs3i"/>Verificar a Estrutura e Interfaces;</text:p>
              </text:list-item>
              <text:list-item>
                <text:p text:style-name="P233"><text:bookmark-start text:name="h.picicnrt8kbl"/><text:bookmark-end text:name="h.picicnrt8kbl"/>Análise de Lógica;</text:p>
              </text:list-item>
              <text:list-item>
                <text:p text:style-name="P234"><text:bookmark-start text:name="h.6y5q7r7ehcc6"/><text:bookmark-end text:name="h.6y5q7r7ehcc6"/>Análise de performance;</text:p>
              </text:list-item>
            </text:list>
            <text:list text:style-name="WWNum11">
              <text:list-item>
                <text:p text:style-name="P235"><text:bookmark-start text:name="h.1xd6dym8fcgf"/><text:bookmark-end text:name="h.1xd6dym8fcgf"/>Verificação e Tratamento de erros e recuperação;</text:p>
              </text:list-item>
              <text:list-item>
                <text:p text:style-name="P236"><text:bookmark-start text:name="h.lksjjrihw0am"/><text:bookmark-end text:name="h.lksjjrihw0am"/>Testabilidade e Estabilidade;</text:p>
              </text:list-item>
              <text:list-item>
                <text:p text:style-name="P237"><text:bookmark-start text:name="h.bboaxfau80tz"/><text:bookmark-end text:name="h.bboaxfau80tz"/>Coesão e Acoplamento;</text:p>
              </text:list-item>
            </text:list>
          </table:table-cell>
        </table:table-row>
        <table:table-row table:style-name="TableRow238">
          <table:table-cell table:style-name="TableCell239">
            <text:p text:style-name="P240"><text:bookmark-start text:name="h.hv3u8komuqac"/><text:bookmark-end text:name="h.hv3u8komuqac"/>Ferramentas Necessárias:</text:p>
          </table:table-cell>
          <table:table-cell table:style-name="TableCell241">
            <text:p text:style-name="P242"><text:bookmark-start text:name="h.xf5o6u6e3otr"/><text:bookmark-end text:name="h.xf5o6u6e3otr"/>Apache OpenOffice e Ferramentas de edição de documentos do Google.</text:p>
          </table:table-cell>
        </table:table-row>
        <table:table-row table:style-name="TableRow243">
          <table:table-cell table:style-name="TableCell244">
            <text:p text:style-name="P245"><text:bookmark-start text:name="h.5djq10sq6wpn"/><text:bookmark-end text:name="h.5djq10sq6wpn"/>Critérios de Êxito:</text:p>
          </table:table-cell>
          <table:table-cell table:style-name="TableCell246">
            <text:p text:style-name="P247"><text:bookmark-start text:name="h.r3qfjv7hkga0"/><text:bookmark-end text:name="h.r3qfjv7hkga0"/>O Design Arquitetural deve:</text:p>
            <text:list text:style-name="WWNum12">
              <text:list-item>
                <text:p text:style-name="P248"><text:bookmark-start text:name="h.799kr6uy53jl"/><text:bookmark-end text:name="h.799kr6uy53jl"/><text:soft-page-break/>Possuir consistência com os requisitos;</text:p>
              </text:list-item>
              <text:list-item>
                <text:p text:style-name="P249"><text:bookmark-start text:name="h.1v0345a5ycuo"/><text:bookmark-end text:name="h.1v0345a5ycuo"/>Possuir boa documentação;</text:p>
              </text:list-item>
              <text:list-item>
                <text:p text:style-name="P250"><text:bookmark-start text:name="h.4p915sd3pbge"/><text:bookmark-end text:name="h.4p915sd3pbge"/>Ser implementado de acordo com as decisões dos<text:s/>requisitos gerais do processo;</text:p>
              </text:list-item>
              <text:list-item>
                <text:p text:style-name="P251"><text:bookmark-start text:name="h.hoiufoqeglpz"/><text:bookmark-end text:name="h.hoiufoqeglpz"/>Não possuir especificações ambíguas;</text:p>
              </text:list-item>
              <text:list-item>
                <text:p text:style-name="P252"><text:bookmark-start text:name="h.7sfqbr2zrj0n"/><text:bookmark-end text:name="h.7sfqbr2zrj0n"/>Descrever claramente as decisões as transformações necessárias;</text:p>
              </text:list-item>
              <text:list-item>
                <text:p text:style-name="P253"><text:bookmark-start text:name="h.lyrjswq4mu1f"/><text:bookmark-end text:name="h.lyrjswq4mu1f"/>Possuir boa documentação de dependências;</text:p>
              </text:list-item>
              <text:list-item>
                <text:p text:style-name="P254"><text:bookmark-start text:name="h.hb9vh3pe8qcp"/><text:bookmark-end text:name="h.hb9vh3pe8qcp"/>Descrever claramente os fatores humanos em funções de interface de usuário;</text:p>
              </text:list-item>
              <text:list-item>
                <text:p text:style-name="P255"><text:bookmark-start text:name="h.2d7lxvvanw9p"/><text:bookmark-end text:name="h.2d7lxvvanw9p"/>Possuir restrições adequadas a recursos físicos;</text:p>
              </text:list-item>
              <text:list-item>
                <text:p text:style-name="P256"><text:bookmark-start text:name="h.rruynjfl0y2w"/><text:bookmark-end text:name="h.rruynjfl0y2w"/>Seguir notações e convenções estabelecidas;</text:p>
              </text:list-item>
            </text:list>
            <text:p text:style-name="P257"><text:bookmark-start text:name="h.41itbjprb79h"/><text:bookmark-end text:name="h.41itbjprb79h"/></text:p>
          </table:table-cell>
        </table:table-row>
        <table:table-row table:style-name="TableRow258">
          <table:table-cell table:style-name="TableCell259">
            <text:p text:style-name="P260"><text:bookmark-start text:name="h.dz72qz9421hd"/><text:bookmark-end text:name="h.dz72qz9421hd"/><text:soft-page-break/>Considerações Especiais:</text:p>
          </table:table-cell>
          <table:table-cell table:style-name="TableCell261">
            <text:p text:style-name="P262"><text:bookmark-start text:name="h.qxqyd6z89lc3"/><text:bookmark-end text:name="h.qxqyd6z89lc3"/>Não se aplica.</text:p>
          </table:table-cell>
        </table:table-row>
        <table:table-row table:style-name="TableRow263">
          <table:table-cell table:style-name="TableCell264">
            <text:p text:style-name="P265"><text:bookmark-start text:name="h.h68v7wt5zkme"/><text:bookmark-end text:name="h.h68v7wt5zkme"/>Tempo</text:p>
          </table:table-cell>
          <table:table-cell table:style-name="TableCell266">
            <text:p text:style-name="P267">5 Horas;</text:p>
          </table:table-cell>
        </table:table-row>
        <table:table-row table:style-name="TableRow268">
          <table:table-cell table:style-name="TableCell269">
            <text:p text:style-name="P270"><text:bookmark-start text:name="h.4w13zwq2lu15"/><text:bookmark-end text:name="h.4w13zwq2lu15"/>Materiais</text:p>
          </table:table-cell>
          <table:table-cell table:style-name="TableCell271">
            <text:p text:style-name="P272"><text:bookmark-start text:name="h.ilncbepe8c9i"/><text:bookmark-end text:name="h.ilncbepe8c9i"/>EAP, Documento de Checklists de Verificação e Validação, <text:s/>Documento de Arquitetura de Software<text:s/>e Diagrama de Classes.</text:p>
          </table:table-cell>
        </table:table-row>
      </table:table>
      <text:p text:style-name="P273"/>
      <text:list text:style-name="WWNum5" text:continue-numbering="true">
        <text:list-item>
          <text:list>
            <text:list-item>
              <text:p text:style-name="P274"><text:bookmark-start text:name="h.274in45rrcdx"/><text:bookmark-end text:name="h.274in45rrcdx"/><text:span text:style-name="T275"><text:s/></text:span><text:span text:style-name="T276">Estratégia para verificar e validar Código Fonte</text:span></text:p>
            </text:list-item>
          </text:list>
        </text:list-item>
      </text:list>
      <text:p text:style-name="P277"><text:bookmark-start text:name="h.1t3h5sf"/><text:bookmark-end text:name="h.1t3h5sf"/></text:p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<text:bookmark-start text:name="h.wvd57m7entm2"/><text:bookmark-end text:name="h.wvd57m7entm2"/>Objetivo da Método:</text:p>
          </table:table-cell>
          <table:table-cell table:style-name="TableCell284">
            <text:p text:style-name="P285"><text:bookmark-start text:name="h.f9ezb24mlb1s"/><text:bookmark-end text:name="h.f9ezb24mlb1s"/>Analisar a implementação do produto para atestar conformidade com os Requisitos Especificados.</text:p>
          </table:table-cell>
        </table:table-row>
        <table:table-row table:style-name="TableRow286">
          <table:table-cell table:style-name="TableCell287">
            <text:p text:style-name="P288"><text:bookmark-start text:name="h.5rbpasam6zao"/><text:bookmark-end text:name="h.5rbpasam6zao"/>Procedimento:</text:p>
          </table:table-cell>
          <table:table-cell table:style-name="TableCell289">
            <text:list text:style-name="WWNum4">
              <text:list-item>
                <text:p text:style-name="P290"><text:bookmark-start text:name="h.pc4ev16amfkg"/><text:bookmark-end text:name="h.pc4ev16amfkg"/>Verificar estrutura;</text:p>
              </text:list-item>
              <text:list-item>
                <text:p text:style-name="P291"><text:bookmark-start text:name="h.kpw5g4ylh6q6"/><text:bookmark-end text:name="h.kpw5g4ylh6q6"/>Verificar documentação;</text:p>
              </text:list-item>
              <text:list-item>
                <text:p text:style-name="P292"><text:bookmark-start text:name="h.vnny2ruq491b"/><text:bookmark-end text:name="h.vnny2ruq491b"/><text:soft-page-break/>Convenções de variáveis;</text:p>
              </text:list-item>
              <text:list-item>
                <text:p text:style-name="P293"><text:bookmark-start text:name="h.mcs8vvgay1eo"/><text:bookmark-end text:name="h.mcs8vvgay1eo"/>Verificação de operações aritméticas;</text:p>
              </text:list-item>
              <text:list-item>
                <text:p text:style-name="P294"><text:bookmark-start text:name="h.yyfeulrc51ab"/><text:bookmark-end text:name="h.yyfeulrc51ab"/>Verificação de laços e caminhos;</text:p>
              </text:list-item>
              <text:list-item>
                <text:p text:style-name="P295"><text:bookmark-start text:name="h.2cofzphyw3sw"/><text:bookmark-end text:name="h.2cofzphyw3sw"/>Verificação dos dados;</text:p>
              </text:list-item>
            </text:list>
          </table:table-cell>
        </table:table-row>
        <table:table-row table:style-name="TableRow296">
          <table:table-cell table:style-name="TableCell297">
            <text:p text:style-name="P298"><text:bookmark-start text:name="h.vw3gbwli28n0"/><text:bookmark-end text:name="h.vw3gbwli28n0"/><text:soft-page-break/>Ferramentas Necessárias:</text:p>
          </table:table-cell>
          <table:table-cell table:style-name="TableCell299">
            <text:p text:style-name="P300">Editores de texto, navegador web e ferramenta Eclipse para visualizar o código-fonte.</text:p>
          </table:table-cell>
        </table:table-row>
        <table:table-row table:style-name="TableRow301">
          <table:table-cell table:style-name="TableCell302">
            <text:p text:style-name="P303"><text:bookmark-start text:name="h.6pn174sfyvj5"/><text:bookmark-end text:name="h.6pn174sfyvj5"/>Critérios de Êxito:</text:p>
          </table:table-cell>
          <table:table-cell table:style-name="TableCell304">
            <text:p text:style-name="P305"><text:bookmark-start text:name="h.ssf4v5w6rbsk"/><text:bookmark-end text:name="h.ssf4v5w6rbsk"/>O<text:s/>Código-Fonte deve:</text:p>
            <text:list text:style-name="WWNum7">
              <text:list-item>
                <text:p text:style-name="P306"><text:bookmark-start text:name="h.hcu9a1u0cb6x"/><text:bookmark-end text:name="h.hcu9a1u0cb6x"/>Implementar adequadamente o design;</text:p>
              </text:list-item>
              <text:list-item>
                <text:p text:style-name="P307"><text:bookmark-start text:name="h.smkusrj3ohzm"/><text:bookmark-end text:name="h.smkusrj3ohzm"/>Estar de acordo com padrões de codificação pertinentes;</text:p>
              </text:list-item>
              <text:list-item>
                <text:p text:style-name="P308"><text:bookmark-start text:name="h.83q3lfazzuic"/><text:bookmark-end text:name="h.83q3lfazzuic"/>Estar bem estruturado;</text:p>
              </text:list-item>
              <text:list-item>
                <text:p text:style-name="P309"><text:bookmark-start text:name="h.eq4l3gfg6pvd"/><text:bookmark-end text:name="h.eq4l3gfg6pvd"/>Não possuir procedimentos/métodos não acessados, desnecessários;</text:p>
              </text:list-item>
              <text:list-item>
                <text:p text:style-name="P310"><text:bookmark-start text:name="h.us12lcveigva"/><text:bookmark-end text:name="h.us12lcveigva"/>Não possuir códigos que já são disponibilizado por<text:s/>bibliotecas da linguagem;</text:p>
              </text:list-item>
              <text:list-item>
                <text:p text:style-name="P311"><text:bookmark-start text:name="h.y9ijsmgo77de"/><text:bookmark-end text:name="h.y9ijsmgo77de"/>Não possuir códigos redundantes ou repetitivos;</text:p>
              </text:list-item>
              <text:list-item>
                <text:p text:style-name="P312"><text:bookmark-start text:name="h.h9hvr2sjdvrd"/><text:bookmark-end text:name="h.h9hvr2sjdvrd"/>Possuir uma forma eficiente de persistência;</text:p>
              </text:list-item>
              <text:list-item>
                <text:p text:style-name="P313"><text:bookmark-start text:name="h.x21iuwyxjnh"/><text:bookmark-end text:name="h.x21iuwyxjnh"/>Não possuir métodos complexos que necessitem de reestruturação ou divisão em rotinas;</text:p>
              </text:list-item>
              <text:list-item>
                <text:p text:style-name="P314"><text:bookmark-start text:name="h.t36caim71560"/><text:bookmark-end text:name="h.t36caim71560"/>Possuir documentação e comentários ao longo de todo<text:s/>código fonte;</text:p>
              </text:list-item>
              <text:list-item>
                <text:p text:style-name="P315"><text:bookmark-start text:name="h.l6g5j9brwn2o"/><text:bookmark-end text:name="h.l6g5j9brwn2o"/>Possuir documentação e comentários conexos com o código;</text:p>
              </text:list-item>
              <text:list-item>
                <text:p text:style-name="P316"><text:bookmark-start text:name="h.c0bh6o4e9bnp"/><text:bookmark-end text:name="h.c0bh6o4e9bnp"/>Possuir variáveis com nomes consistentes, claros e entendíveis;</text:p>
              </text:list-item>
              <text:list-item>
                <text:p text:style-name="P317"><text:bookmark-start text:name="h.avprssfnmfna"/><text:bookmark-end text:name="h.avprssfnmfna"/>Não possuir variáveis que não são utilizadas;</text:p>
              </text:list-item>
              <text:list-item>
                <text:p text:style-name="P318"><text:bookmark-start text:name="h.p5t82k12v95q"/><text:bookmark-end text:name="h.p5t82k12v95q"/><text:soft-page-break/>Realizar testes de restrições de operações matemáticas;</text:p>
              </text:list-item>
              <text:list-item>
                <text:p text:style-name="P319"><text:bookmark-start text:name="h.n8ifmsmpi1"/><text:bookmark-end text:name="h.n8ifmsmpi1"/>Possuir documentação de laços, recursividades, claras e objetivas;</text:p>
              </text:list-item>
              <text:list-item>
                <text:p text:style-name="P320"><text:bookmark-start text:name="h.w57ek51ad7i3"/><text:bookmark-end text:name="h.w57ek51ad7i3"/>As estruturas de condições múltiplas devem possuir casos default;</text:p>
              </text:list-item>
              <text:list-item>
                <text:p text:style-name="P321"><text:bookmark-start text:name="h.d2t4uquar7lc"/><text:bookmark-end text:name="h.d2t4uquar7lc"/>Possuir testes condicionais simples, não havendo testes que possam ser realizados fora de uma rotina de teste condicionais;</text:p>
              </text:list-item>
              <text:list-item>
                <text:p text:style-name="P322"><text:bookmark-start text:name="h.l4xduxxbueks"/><text:bookmark-end text:name="h.l4xduxxbueks"/>Realizar testes com dados corretos;</text:p>
              </text:list-item>
              <text:list-item>
                <text:p text:style-name="P323"><text:bookmark-start text:name="h.47pc38xim1oy"/><text:bookmark-end text:name="h.47pc38xim1oy"/>Possuir rotinas de expressão de erros;</text:p>
              </text:list-item>
              <text:list-item>
                <text:p text:style-name="P324"><text:bookmark-start text:name="h.74td2ewt0bvu"/><text:bookmark-end text:name="h.74td2ewt0bvu"/>Possuir rotinas de limite de tempo para rotinas;</text:p>
              </text:list-item>
              <text:list-item>
                <text:p text:style-name="P325"><text:bookmark-start text:name="h.u49wb2mujknq"/><text:bookmark-end text:name="h.u49wb2mujknq"/>Checar a existência, e o domínio dos dados;</text:p>
              </text:list-item>
              <text:list-item>
                <text:p text:style-name="P326"><text:bookmark-start text:name="h.x89cnvxupiu1"/><text:bookmark-end text:name="h.x89cnvxupiu1"/><text:span text:style-name="T327">Destruir todos objetos criados em<text:s/></text:span><text:span text:style-name="T328">runtime</text:span><text:span text:style-name="T329">;</text:span></text:p>
              </text:list-item>
            </text:list>
          </table:table-cell>
        </table:table-row>
        <table:table-row table:style-name="TableRow330">
          <table:table-cell table:style-name="TableCell331">
            <text:p text:style-name="P332"><text:bookmark-start text:name="h.ottr2w4173jd"/><text:bookmark-end text:name="h.ottr2w4173jd"/><text:soft-page-break/>Considerações Especiais:</text:p>
          </table:table-cell>
          <table:table-cell table:style-name="TableCell333">
            <text:p text:style-name="P334"><text:bookmark-start text:name="h.71zna61wyc5g"/><text:bookmark-end text:name="h.71zna61wyc5g"/>Não se aplica.</text:p>
          </table:table-cell>
        </table:table-row>
        <table:table-row table:style-name="TableRow335">
          <table:table-cell table:style-name="TableCell336">
            <text:p text:style-name="P337"><text:bookmark-start text:name="h.24864slusnft"/><text:bookmark-end text:name="h.24864slusnft"/>Tempo</text:p>
          </table:table-cell>
          <table:table-cell table:style-name="TableCell338">
            <text:p text:style-name="P339"><text:bookmark-start text:name="h.pceazvs2h9wt"/><text:bookmark-end text:name="h.pceazvs2h9wt"/>15 Horas;</text:p>
          </table:table-cell>
        </table:table-row>
        <table:table-row table:style-name="TableRow340">
          <table:table-cell table:style-name="TableCell341">
            <text:p text:style-name="P342"><text:bookmark-start text:name="h.ltzvwvfcbqg9"/><text:bookmark-end text:name="h.ltzvwvfcbqg9"/>Materiais</text:p>
          </table:table-cell>
          <table:table-cell table:style-name="TableCell343">
            <text:p text:style-name="P344"><text:bookmark-start text:name="h.1txc43g5ittx"/><text:bookmark-end text:name="h.1txc43g5ittx"/><text:span text:style-name="T345">Código Fonte, Documentação do Código Fonte e Documento de<text:s/></text:span><text:span text:style-name="T346">Checklists.</text:span></text:p>
          </table:table-cell>
        </table:table-row>
      </table:table>
      <text:list text:style-name="WWNum5" text:continue-numbering="true">
        <text:list-item>
          <text:list>
            <text:list-item>
              <text:p text:style-name="P347"><text:bookmark-start text:name="h.v8gq98dudt3k"/><text:bookmark-end text:name="h.v8gq98dudt3k"/><text:span text:style-name="T348"><text:s/></text:span><text:span text:style-name="T349">Estratégia para verificar e validar a Instalação</text:span></text:p>
            </text:list-item>
          </text:list>
        </text:list-item>
      </text:list>
      <text:p text:style-name="P350"><text:bookmark-start text:name="h.1t3h5sf1"/><text:bookmark-end text:name="h.1t3h5sf1"/></text:p>
      <table:table table:style-name="Table351">
        <table:table-columns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<text:bookmark-start text:name="h.58qhjx1unsli"/><text:bookmark-end text:name="h.58qhjx1unsli"/>Objetivo da Método:</text:p>
          </table:table-cell>
          <table:table-cell table:style-name="TableCell357">
            <text:p text:style-name="P358"><text:bookmark-start text:name="h.f8cptbb2g80j"/><text:bookmark-end text:name="h.f8cptbb2g80j"/>Certificar que o produto executará de forma correta no ambiente do cliente.</text:p>
          </table:table-cell>
        </table:table-row>
        <table:table-row table:style-name="TableRow359">
          <table:table-cell table:style-name="TableCell360">
            <text:p text:style-name="P361"><text:bookmark-start text:name="h.4xxfd7ulcua2"/><text:bookmark-end text:name="h.4xxfd7ulcua2"/>Procedimento:</text:p>
          </table:table-cell>
          <table:table-cell table:style-name="TableCell362">
            <text:list text:style-name="WWNum13">
              <text:list-item>
                <text:p text:style-name="P363"><text:bookmark-start text:name="h.g7nuz76mcitj"/><text:bookmark-end text:name="h.g7nuz76mcitj"/>Configuração<text:s/>do ambiente;</text:p>
              </text:list-item>
              <text:list-item>
                <text:p text:style-name="P364"><text:bookmark-start text:name="h.x50a5m3xesh7"/><text:bookmark-end text:name="h.x50a5m3xesh7"/><text:span text:style-name="T365">Realizar o<text:s/></text:span><text:span text:style-name="T366">checkout</text:span><text:span text:style-name="T367"><text:s/>de instrução;</text:span></text:p>
              </text:list-item>
            </text:list>
          </table:table-cell>
        </table:table-row>
        <table:table-row table:style-name="TableRow368">
          <table:table-cell table:style-name="TableCell369">
            <text:p text:style-name="P370"><text:bookmark-start text:name="h.j7z2d1nnz3s2"/><text:bookmark-end text:name="h.j7z2d1nnz3s2"/>Ferramentas Necessárias:</text:p>
          </table:table-cell>
          <table:table-cell table:style-name="TableCell371">
            <text:p text:style-name="P372"><text:span text:style-name="T373">Navegador<text:s/></text:span><text:span text:style-name="T374">Web (Google Chrome, Mozilla Firefox, Opera).</text:span></text:p>
          </table:table-cell>
        </table:table-row>
        <table:table-row table:style-name="TableRow375">
          <table:table-cell table:style-name="TableCell376">
            <text:p text:style-name="P377"><text:bookmark-start text:name="h.ieksgn66lg84"/><text:bookmark-end text:name="h.ieksgn66lg84"/>Critérios de Êxito:</text:p>
          </table:table-cell>
          <table:table-cell table:style-name="TableCell378">
            <text:p text:style-name="P379"><text:bookmark-start text:name="h.a6jkxam52ljk"/><text:bookmark-end text:name="h.a6jkxam52ljk"/>A Instalação deve:</text:p>
            <text:list text:style-name="WWNum1">
              <text:list-item>
                <text:p text:style-name="P380"><text:bookmark-start text:name="h.s7vbz31h93sg"/><text:bookmark-end text:name="h.s7vbz31h93sg"/><text:soft-page-break/>Possuir todas dependências para que o sistema opere corretamente no ambiente do cliente;</text:p>
              </text:list-item>
              <text:list-item>
                <text:p text:style-name="P381"><text:bookmark-start text:name="h.uprqd8x7ms38"/><text:bookmark-end text:name="h.uprqd8x7ms38"/>Possuir parâmetros de dependências configurados;</text:p>
              </text:list-item>
              <text:list-item>
                <text:p text:style-name="P382"><text:bookmark-start text:name="h.9fly4gj8tatn"/><text:bookmark-end text:name="h.9fly4gj8tatn"/><text:span text:style-name="T383">Possuir uma<text:s/></text:span><text:span text:style-name="T384">release</text:span><text:span text:style-name="T385"><text:s/>limpa para instalação;</text:span></text:p>
              </text:list-item>
              <text:list-item>
                <text:p text:style-name="P386"><text:bookmark-start text:name="h.9koa4vvsrvus"/><text:bookmark-end text:name="h.9koa4vvsrvus"/><text:span text:style-name="T387">Estar com todos os softwares de debug e testes eliminados;</text:span></text:p>
              </text:list-item>
              <text:list-item>
                <text:p text:style-name="P388"><text:bookmark-start text:name="h.qegcccn6mt4c"/><text:bookmark-end text:name="h.qegcccn6mt4c"/>Instalar o Software correspondente a V&amp;V;</text:p>
              </text:list-item>
              <text:list-item>
                <text:p text:style-name="P389"><text:bookmark-start text:name="h.twl0c0b9fx16"/><text:bookmark-end text:name="h.twl0c0b9fx16"/>Possuir um software que foram realizados todos os devidos testes;</text:p>
              </text:list-item>
              <text:list-item>
                <text:p text:style-name="P390"><text:bookmark-start text:name="h.kjzc0njftuwy"/><text:bookmark-end text:name="h.kjzc0njftuwy"/>Estar com o ambiente do cliente limpo de vírus e arquivos temporários;</text:p>
              </text:list-item>
              <text:list-item>
                <text:p text:style-name="P391"><text:bookmark-start text:name="h.ikc8ay7mpc84"/><text:bookmark-end text:name="h.ikc8ay7mpc84"/>Possuir o documento de problemas conhecidos;</text:p>
              </text:list-item>
              <text:list-item>
                <text:p text:style-name="P392"><text:bookmark-start text:name="h.ytmq091tc4dn"/><text:bookmark-end text:name="h.ytmq091tc4dn"/>Possuir um arquivo “README”;</text:p>
              </text:list-item>
              <text:list-item>
                <text:p text:style-name="P393"><text:bookmark-start text:name="h.dngm0b75uk35"/><text:bookmark-end text:name="h.dngm0b75uk35"/>Estar com o software e o banco de dados inicializados como especificado;</text:p>
              </text:list-item>
            </text:list>
          </table:table-cell>
        </table:table-row>
        <table:table-row table:style-name="TableRow394">
          <table:table-cell table:style-name="TableCell395">
            <text:p text:style-name="P396"><text:bookmark-start text:name="h.70dkmdi2gsba"/><text:bookmark-end text:name="h.70dkmdi2gsba"/><text:soft-page-break/>Considerações Especiais:</text:p>
          </table:table-cell>
          <table:table-cell table:style-name="TableCell397">
            <text:p text:style-name="P398"><text:bookmark-start text:name="h.n0l85jx5n06v"/><text:bookmark-end text:name="h.n0l85jx5n06v"/>Não se<text:s/>aplica</text:p>
          </table:table-cell>
        </table:table-row>
        <table:table-row table:style-name="TableRow399">
          <table:table-cell table:style-name="TableCell400">
            <text:p text:style-name="P401"><text:bookmark-start text:name="h.40u4m852o9e"/><text:bookmark-end text:name="h.40u4m852o9e"/>Tempo</text:p>
          </table:table-cell>
          <table:table-cell table:style-name="TableCell402">
            <text:p text:style-name="P403"><text:bookmark-start text:name="h.l5hjapwm4p23"/><text:bookmark-end text:name="h.l5hjapwm4p23"/>3 Horas</text:p>
          </table:table-cell>
        </table:table-row>
        <table:table-row table:style-name="TableRow404">
          <table:table-cell table:style-name="TableCell405">
            <text:p text:style-name="P406"><text:bookmark-start text:name="h.f9cbkrb1ydpl"/><text:bookmark-end text:name="h.f9cbkrb1ydpl"/>Materiais</text:p>
          </table:table-cell>
          <table:table-cell table:style-name="TableCell407">
            <text:p text:style-name="P408"><text:bookmark-start text:name="h.shysuclzkiup"/><text:bookmark-end text:name="h.shysuclzkiup"/><text:span text:style-name="T409">Ambiente real do cliente e<text:s/></text:span><text:span text:style-name="T410">Release</text:span><text:span text:style-name="T411"><text:s/>do produto.</text:span></text:p>
          </table:table-cell>
        </table:table-row>
      </table:table>
      <text:list text:style-name="WWNum5" text:continue-numbering="true">
        <text:list-item>
          <text:list>
            <text:list-item>
              <text:p text:style-name="P412"><text:bookmark-start text:name="h.pk3urulun1r1"/><text:bookmark-end text:name="h.pk3urulun1r1"/><text:span text:style-name="T413"><text:s/></text:span><text:span text:style-name="T414">Estratégia para verificar e validar de Manutenção</text:span></text:p>
            </text:list-item>
          </text:list>
        </text:list-item>
      </text:list>
      <text:p text:style-name="P415"><text:bookmark-start text:name="h.1t3h5sf2"/><text:bookmark-end text:name="h.1t3h5sf2"/></text:p>
      <table:table table:style-name="Table416">
        <table:table-columns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p text:style-name="P421"><text:bookmark-start text:name="h.58qhjx1unsli1"/><text:bookmark-end text:name="h.58qhjx1unsli1"/>Objetivo da Método:</text:p>
          </table:table-cell>
          <table:table-cell table:style-name="TableCell422">
            <text:p text:style-name="P423"><text:bookmark-start text:name="h.f8cptbb2g80j1"/><text:bookmark-end text:name="h.f8cptbb2g80j1"/>Verificar e Validar que a manutenção ocorrerá de acordo com as especificações<text:s/>de manutenção.</text:p>
          </table:table-cell>
        </table:table-row>
        <table:table-row table:style-name="TableRow424">
          <table:table-cell table:style-name="TableCell425">
            <text:p text:style-name="P426"><text:bookmark-start text:name="h.4xxfd7ulcua21"/><text:bookmark-end text:name="h.4xxfd7ulcua21"/>Procedimento:</text:p>
          </table:table-cell>
          <table:table-cell table:style-name="TableCell427">
            <text:list text:style-name="WWNum13" text:continue-numbering="true">
              <text:list-item>
                <text:p text:style-name="P428"><text:bookmark-start text:name="h.ysj51ckd6lzd"/><text:bookmark-end text:name="h.ysj51ckd6lzd"/>Verificar a origem da modificação;</text:p>
              </text:list-item>
              <text:list-item>
                <text:p text:style-name="P429"><text:bookmark-start text:name="h.ubnezjivx0vm"/><text:bookmark-end text:name="h.ubnezjivx0vm"/>Analisar documentação;</text:p>
              </text:list-item>
              <text:list-item>
                <text:p text:style-name="P430"><text:bookmark-start text:name="h.g7nuz76mcitj1"/><text:bookmark-end text:name="h.g7nuz76mcitj1"/>Verificação aprovação;</text:p>
              </text:list-item>
              <text:list-item>
                <text:p text:style-name="P431"><text:bookmark-start text:name="h.q71hwb45rcy"/><text:bookmark-end text:name="h.q71hwb45rcy"/><text:soft-page-break/>Verificar Implementação da modificação;</text:p>
              </text:list-item>
              <text:list-item>
                <text:p text:style-name="P432"><text:bookmark-start text:name="h.x50a5m3xesh71"/><text:bookmark-end text:name="h.x50a5m3xesh71"/>Verificar a instalação da modificação.</text:p>
              </text:list-item>
            </text:list>
          </table:table-cell>
        </table:table-row>
        <table:table-row table:style-name="TableRow433">
          <table:table-cell table:style-name="TableCell434">
            <text:p text:style-name="P435"><text:bookmark-start text:name="h.j7z2d1nnz3s21"/><text:bookmark-end text:name="h.j7z2d1nnz3s21"/><text:soft-page-break/>Ferramentas Necessárias:</text:p>
          </table:table-cell>
          <table:table-cell table:style-name="TableCell436">
            <text:p text:style-name="P437"><text:bookmark-start text:name="h.ymkjt0gej06e1"/><text:bookmark-end text:name="h.ymkjt0gej06e1"/><text:span text:style-name="T438">Apache<text:s/></text:span><text:span text:style-name="T439">OpenOffice, GitHub</text:span><text:span text:style-name="T440"><text:s/>e<text:s/></text:span><text:span text:style-name="T441">Navegadores.</text:span></text:p>
          </table:table-cell>
        </table:table-row>
        <table:table-row table:style-name="TableRow442">
          <table:table-cell table:style-name="TableCell443">
            <text:p text:style-name="P444"><text:bookmark-start text:name="h.ieksgn66lg841"/><text:bookmark-end text:name="h.ieksgn66lg841"/>Critérios de Êxito:</text:p>
          </table:table-cell>
          <table:table-cell table:style-name="TableCell445">
            <text:p text:style-name="P446"><text:bookmark-start text:name="h.dngm0b75uk351"/><text:bookmark-end text:name="h.dngm0b75uk351"/>Sistema operando de acordo com as mudanças aprovadas.</text:p>
          </table:table-cell>
        </table:table-row>
        <table:table-row table:style-name="TableRow447">
          <table:table-cell table:style-name="TableCell448">
            <text:p text:style-name="P449"><text:bookmark-start text:name="h.70dkmdi2gsba1"/><text:bookmark-end text:name="h.70dkmdi2gsba1"/>Considerações Especiais:</text:p>
          </table:table-cell>
          <table:table-cell table:style-name="TableCell450">
            <text:p text:style-name="P451"><text:bookmark-start text:name="h.33pgr0in3lio"/><text:bookmark-end text:name="h.33pgr0in3lio"/>A manutenção deve:</text:p>
            <text:list text:style-name="WWNum10">
              <text:list-item>
                <text:p text:style-name="P452"><text:bookmark-start text:name="h.7ifmg2we6pjv"/><text:bookmark-end text:name="h.7ifmg2we6pjv"/>Possuir documentação de origem da modificação e especificações da modificação;</text:p>
              </text:list-item>
              <text:list-item>
                <text:p text:style-name="P453"><text:bookmark-start text:name="h.dt38s2c0rryd"/><text:bookmark-end text:name="h.dt38s2c0rryd"/>Possuir boa documentação a respeito das<text:s/>dependências afetadas;</text:p>
              </text:list-item>
              <text:list-item>
                <text:p text:style-name="P454"><text:bookmark-start text:name="h.a8l6dra5as79"/><text:bookmark-end text:name="h.a8l6dra5as79"/>Estar aprovada pela gerência de manutenção;</text:p>
              </text:list-item>
              <text:list-item>
                <text:p text:style-name="P455"><text:bookmark-start text:name="h.pev2ein1hvbk"/><text:bookmark-end text:name="h.pev2ein1hvbk"/><text:span text:style-name="T456">Possuir o documento de<text:s/></text:span><text:span text:style-name="T457">CheckList</text:span><text:span text:style-name="T458"><text:s/>de Código Fonte;</text:span></text:p>
              </text:list-item>
              <text:list-item>
                <text:p text:style-name="P459"><text:bookmark-start text:name="h.n0l85jx5n06v1"/><text:bookmark-end text:name="h.n0l85jx5n06v1"/><text:span text:style-name="T460">Possuir o documento de<text:s/></text:span><text:span text:style-name="T461">CheckList</text:span><text:span text:style-name="T462"><text:s/>de instalação;</text:span></text:p>
              </text:list-item>
            </text:list>
          </table:table-cell>
        </table:table-row>
        <table:table-row table:style-name="TableRow463">
          <table:table-cell table:style-name="TableCell464">
            <text:p text:style-name="P465"><text:bookmark-start text:name="h.40u4m852o9e1"/><text:bookmark-end text:name="h.40u4m852o9e1"/>Tempo</text:p>
          </table:table-cell>
          <table:table-cell table:style-name="TableCell466">
            <text:p text:style-name="P467"><text:bookmark-start text:name="h.l5hjapwm4p231"/><text:bookmark-end text:name="h.l5hjapwm4p231"/>3 Horas</text:p>
          </table:table-cell>
        </table:table-row>
        <table:table-row table:style-name="TableRow468">
          <table:table-cell table:style-name="TableCell469">
            <text:p text:style-name="P470"><text:bookmark-start text:name="h.f9cbkrb1ydpl1"/><text:bookmark-end text:name="h.f9cbkrb1ydpl1"/>Materiais</text:p>
          </table:table-cell>
          <table:table-cell table:style-name="TableCell471">
            <text:p text:style-name="P472"><text:bookmark-start text:name="h.shysuclzkiup1"/><text:bookmark-end text:name="h.shysuclzkiup1"/><text:span text:style-name="T473">Ambiente do cliente,<text:s/></text:span><text:span text:style-name="T474">Release</text:span><text:span text:style-name="T475"><text:s/>do produto e Navegadores.</text:span></text:p>
          </table:table-cell>
        </table:table-row>
      </table:table>
      <text:list text:style-name="WWNum5" text:continue-numbering="true">
        <text:list-item>
          <text:p text:style-name="P476"><text:bookmark-start text:name="h.vfeyztlm8s8w"/><text:bookmark-end text:name="h.vfeyztlm8s8w"/>Papéis e<text:s/>Responsabilidades</text:p>
        </text:list-item>
      </text:list>
      <text:p text:style-name="P477"><text:bookmark-start text:name="h.tutvbal9jc2x"/><text:bookmark-end text:name="h.tutvbal9jc2x"/>Os papéis estão descritos de acordo com o Plano de Projeto. As responsabilidades específicas estão definidas abaixo:</text:p>
      <text:p text:style-name="P478"/>
      <table:table table:style-name="Table479">
        <table:table-columns>
          <table:table-column table:style-name="TableColumn480"/>
          <table:table-column table:style-name="TableColumn481"/>
          <table:table-column table:style-name="TableColumn482"/>
        </table:table-columns>
        <table:table-row table:style-name="TableRow483">
          <table:table-cell table:style-name="TableCell484">
            <text:p text:style-name="P485">Nº</text:p>
          </table:table-cell>
          <table:table-cell table:style-name="TableCell486">
            <text:p text:style-name="P487">Função</text:p>
          </table:table-cell>
          <table:table-cell table:style-name="TableCell488">
            <text:p text:style-name="P489">Responsabilidade</text:p>
          </table:table-cell>
        </table:table-row>
        <table:table-row table:style-name="TableRow490">
          <table:table-cell table:style-name="TableCell491">
            <text:list text:style-name="WWNum2" text:continue-numbering="true">
              <text:list-item>
                <text:list>
                  <text:list-item>
                    <text:p text:style-name="P492">01</text:p>
                  </text:list-item>
                </text:list>
              </text:list-item>
            </text:list>
          </table:table-cell>
          <table:table-cell table:style-name="TableCell493">
            <text:p text:style-name="P494">Gerente de Projeto</text:p>
          </table:table-cell>
          <table:table-cell table:style-name="TableCell495">
            <text:p text:style-name="P496">Daniel de Oliveira Vasconcelos</text:p>
          </table:table-cell>
        </table:table-row>
        <table:table-row table:style-name="TableRow497">
          <table:table-cell table:style-name="TableCell498">
            <text:list text:style-name="WWNum2" text:continue-numbering="true">
              <text:list-item>
                <text:list>
                  <text:list-item>
                    <text:p text:style-name="P499">02</text:p>
                  </text:list-item>
                </text:list>
              </text:list-item>
            </text:list>
          </table:table-cell>
          <table:table-cell table:style-name="TableCell500">
            <text:p text:style-name="P501">Líder de Testes</text:p>
          </table:table-cell>
          <table:table-cell table:style-name="TableCell502">
            <text:p text:style-name="P503">Marcos Vinicius<text:s/>Ribeiro Silva</text:p>
          </table:table-cell>
        </table:table-row>
        <table:table-row table:style-name="TableRow504">
          <table:table-cell table:style-name="TableCell505">
            <text:list text:style-name="WWNum2" text:continue-numbering="true">
              <text:list-item>
                <text:list>
                  <text:list-item>
                    <text:p text:style-name="P506">03</text:p>
                  </text:list-item>
                </text:list>
              </text:list-item>
            </text:list>
          </table:table-cell>
          <table:table-cell table:style-name="TableCell507">
            <text:p text:style-name="P508">Equipe de Testes</text:p>
          </table:table-cell>
          <table:table-cell table:style-name="TableCell509">
            <text:p text:style-name="P510">Yuri Matheus Dias Pereira</text:p>
          </table:table-cell>
        </table:table-row>
      </table:table>
      <text:p text:style-name="P511"><text:bookmark-start text:name="h.4d34og8"/><text:bookmark-end text:name="h.4d34og8"/></text:p>
      <text:list text:style-name="WWNum5" text:continue-numbering="true">
        <text:list-item>
          <text:p text:style-name="P512"><text:bookmark-start text:name="h.a1h1b0ybpbwd"/><text:bookmark-end text:name="h.a1h1b0ybpbwd"/>Materiais de Apoio</text:p>
        </text:list-item>
      </text:list>
      <text:list text:style-name="WWNum8" text:continue-numbering="true">
        <text:list-item>
          <text:p text:style-name="P513"><text:bookmark-start text:name="h.yam9a9pjd8d3"/><text:bookmark-end text:name="h.yam9a9pjd8d3"/><text:span text:style-name="T514">Selenium</text:span><text:span text:style-name="T515">: O Selenium é um framework de código aberto, lançado sob a licença Apache 2.0 para realizar testes de software portátil para aplicações web. Fornece uma ferramenta<text:s/></text:span><text:span text:style-name="T516">de gravação / reprodução para a criação de testes sem aprender uma linguagem de script de teste. Ele também fornece uma linguagem específica de domínio de teste (</text:span><text:span text:style-name="T517">Selenese</text:span><text:span text:style-name="T518">) para escrever os testes em uma série de linguagens de programação populares, incluin</text:span><text:span text:style-name="T519">do<text:s/></text:span><text:span text:style-name="T520">Java, C #, Groovy, Perl, PHP, Python e Ruby.</text:span></text:p>
        </text:list-item>
      </text:list>
      <text:list text:style-name="WWNum5" text:continue-numbering="true">
        <text:list-item>
          <text:p text:style-name="P521"><text:bookmark-start text:name="h.ul746k5im0pm"/><text:bookmark-start text:name="h.lg4bb5gbwnhn"/><text:bookmark-end text:name="h.ul746k5im0pm"/><text:bookmark-end text:name="h.lg4bb5gbwnhn"/>Cronograma</text:p>
        </text:list-item>
      </text:list>
      <text:p text:style-name="P522"><text:bookmark-start text:name="h.cwju8uelycn3"/><text:bookmark-end text:name="h.cwju8uelycn3"/><text:span text:style-name="T523">Segue o cronograma das atividades de V&amp;V, com a atividade especificada de cada<text:s/></text:span><text:span text:style-name="T524">sprint</text:span><text:span text:style-name="T525">,</text:span><text:span text:style-name="T526"><text:s/>com a estimativa da data em que cada uma das etapas necessárias será terminada:</text:span></text:p>
      <text:p text:style-name="P527"/>
      <table:table table:style-name="Table528">
        <table:table-columns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>
            <text:p text:style-name="P533"><text:bookmark-start text:name="h.nhkcafh51a0l"/><text:bookmark-end text:name="h.nhkcafh51a0l"/>Atividade</text:p>
          </table:table-cell>
          <table:table-cell table:style-name="TableCell534">
            <text:p text:style-name="P535"><text:bookmark-start text:name="h.d3ghfnyh67az"/><text:bookmark-end text:name="h.d3ghfnyh67az"/>Data estimada</text:p>
          </table:table-cell>
        </table:table-row>
        <table:table-row table:style-name="TableRow536">
          <table:table-cell table:style-name="TableCell537">
            <text:p text:style-name="P538"><text:span text:style-name="T539">V&amp;V de Requisitos,<text:s/></text:span><text:span text:style-name="T540">Sprint</text:span><text:span text:style-name="T541"><text:s/>3</text:span></text:p>
          </table:table-cell>
          <table:table-cell table:style-name="TableCell542">
            <text:p text:style-name="P543">06/06/2015, final da etapa de requisitos.</text:p>
          </table:table-cell>
        </table:table-row>
        <table:table-row table:style-name="TableRow544">
          <table:table-cell table:style-name="TableCell545">
            <text:p text:style-name="P546"><text:bookmark-start text:name="h.mpwnocp66b4w"/><text:bookmark-end text:name="h.mpwnocp66b4w"/><text:span text:style-name="T547">V&amp;V de Design Arquitetural,</text:span><text:span text:style-name="T548"><text:s/>Sprint</text:span><text:span text:style-name="T549"><text:s/>3</text:span></text:p>
          </table:table-cell>
          <table:table-cell table:style-name="TableCell550">
            <text:p text:style-name="P551">06/06/2015, resultados entregues da etapa<text:s/>de design.</text:p>
          </table:table-cell>
        </table:table-row>
        <table:table-row table:style-name="TableRow552">
          <table:table-cell table:style-name="TableCell553">
            <text:p text:style-name="P554"><text:bookmark-start text:name="h.l0gx8n92cyss"/><text:bookmark-end text:name="h.l0gx8n92cyss"/><text:span text:style-name="T555">V&amp;V de Código Fonte,<text:s/></text:span><text:span text:style-name="T556">Sprint</text:span><text:span text:style-name="T557"><text:s/>3</text:span></text:p>
          </table:table-cell>
          <table:table-cell table:style-name="TableCell558">
            <text:p text:style-name="P559"><text:bookmark-start text:name="h.f9o0g6nkiooj2"/><text:bookmark-end text:name="h.f9o0g6nkiooj2"/>12/06/2015, estimada entrega dos produtos da etapa de desenvolvimento.</text:p>
          </table:table-cell>
        </table:table-row>
        <table:table-row table:style-name="TableRow560">
          <table:table-cell table:style-name="TableCell561">
            <text:p text:style-name="P562"><text:bookmark-start text:name="h.5vcilasg0inm"/><text:bookmark-end text:name="h.5vcilasg0inm"/><text:span text:style-name="T563">V&amp;V de Instalação e</text:span><text:span text:style-name="T564"><text:s/>Checkout, Sprint</text:span><text:span text:style-name="T565"><text:s/>3</text:span></text:p>
          </table:table-cell>
          <table:table-cell table:style-name="TableCell566">
            <text:p text:style-name="P567"><text:bookmark-start text:name="h.g976u9wsikin"/><text:bookmark-end text:name="h.g976u9wsikin"/>13/06/2015, estimado final<text:s/>do Sprint 3</text:p>
          </table:table-cell>
        </table:table-row>
        <table:table-row table:style-name="TableRow568">
          <table:table-cell table:style-name="TableCell569">
            <text:p text:style-name="P570"><text:bookmark-start text:name="h.am8rn2misic8"/><text:bookmark-end text:name="h.am8rn2misic8"/><text:span text:style-name="T571">V&amp;V de Manutenção,<text:s/></text:span><text:span text:style-name="T572">Sprint</text:span><text:span text:style-name="T573"><text:s/>3</text:span></text:p>
          </table:table-cell>
          <table:table-cell table:style-name="TableCell574">
            <text:p text:style-name="P575">20/06/2015, resultados entregues das atividades de manutenção</text:p>
          </table:table-cell>
        </table:table-row>
      </table:table>
      <text:p text:style-name="P5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L Gothic" svg:font-family="VL Gothic" style:font-family-generic="system" style:font-pitch="variable"/>
    <style:font-face style:name="Lohit Devanagari" svg:font-family="Lohit Devanagari" style:font-family-generic="system" style:font-pitch="variable"/>
    <style:font-face style:name="MS PGothic" svg:font-family="MS PGothic" style:font-family-generic="swiss" style:font-pitch="variable" svg:panose-1="2 11 6 0 7 2 5 8 2 4"/>
    <style:font-face style:name="Mangal" svg:font-family="Mangal" style:font-family-generic="roman" style:font-pitch="variable" svg:panose-1="2 4 5 3 5 2 3 3 2 2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pt" fo:country="BR" style:language-asian="ja" style:country-asian="JP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fo:hyphenate="false"/>
    </style:style>
    <style:style style:name="Título2" style:display-name="Título 2" style:family="paragraph" style:parent-style-name="Normal" style:next-style-name="Textbody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fo:hyphenate="false"/>
    </style:style>
    <style:style style:name="Título3" style:display-name="Título 3" style:family="paragraph" style:parent-style-name="Normal" style:next-style-name="Textbody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fo:hyphenate="false"/>
    </style:style>
    <style:style style:name="Título4" style:display-name="Título 4" style:family="paragraph" style:parent-style-name="Normal" style:next-style-name="Textbody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fo:hyphenate="false"/>
    </style:style>
    <style:style style:name="Título5" style:display-name="Título 5" style:family="paragraph" style:parent-style-name="Normal" style:next-style-name="Textbody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ítulo6" style:display-name="Título 6" style:family="paragraph" style:parent-style-name="Normal" style:next-style-name="Textbody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style:use-window-font-color="true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VL Gothi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Normal" style:next-style-name="Textbody">
      <style:paragraph-properties fo:keep-with-next="always" fo:keep-together="always" fo:margin-top="0.3333in" fo:margin-bottom="0.0833in" fo:line-height="100%"/>
      <style:text-properties style:font-name-asian="MS PGothic" style:font-name-complex="Mangal" fo:font-weight="bold" style:font-weight-asian="bold" fo:font-size="36pt" style:font-size-asian="36pt" style:font-size-complex="14pt" fo:hyphenate="false"/>
    </style:style>
    <style:style style:name="Subtítulo" style:display-name="Subtítulo" style:family="paragraph" style:parent-style-name="Normal" style:next-style-name="Textbody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14pt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font-name-asian="Arial" style:font-name-complex="Arial" style:text-position="0% 100%"/>
    </style:style>
    <style:style style:name="ListLabel3" style:display-name="ListLabel 3" style:family="text">
      <style:text-properties style:text-position="0% 100%"/>
    </style:style>
    <style:style style:name="ListLabel4" style:display-name="ListLabel 4" style:family="text">
      <style:text-properties style:font-name-asian="Arial" style:font-name-complex="Arial" fo:font-weight="bold" style:font-weight-asian="bold" fo:color="#000000" style:text-position="0% 100%"/>
    </style:style>
    <style:style style:name="ListLabel5" style:display-name="ListLabel 5" style:family="text">
      <style:text-properties fo:color="#000000" style:text-position="0% 100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2LVL1" style:family="text">
      <style:text-properties style:font-name="Arial" style:font-name-asian="Arial" style:font-name-complex="Arial" style:text-position="0% 100%"/>
    </style:style>
    <style:style style:name="WW_CharLFO2LVL2" style:family="text">
      <style:text-properties style:text-position="0% 100%"/>
    </style:style>
    <style:style style:name="WW_CharLFO2LVL3" style:family="text">
      <style:text-properties style:font-name="Arial" style:font-name-asian="Arial" style:font-name-complex="Arial" style:text-position="0% 100%"/>
    </style:style>
    <style:style style:name="WW_CharLFO2LVL4" style:family="text">
      <style:text-properties style:font-name="Arial" style:font-name-asian="Arial" style:font-name-complex="Arial" style:text-position="0% 100%"/>
    </style:style>
    <style:style style:name="WW_CharLFO2LVL5" style:family="text">
      <style:text-properties style:text-position="0% 100%"/>
    </style:style>
    <style:style style:name="WW_CharLFO2LVL6" style:family="text">
      <style:text-properties style:font-name="Arial" style:font-name-asian="Arial" style:font-name-complex="Arial" style:text-position="0% 100%"/>
    </style:style>
    <style:style style:name="WW_CharLFO2LVL7" style:family="text">
      <style:text-properties style:font-name="Arial" style:font-name-asian="Arial" style:font-name-complex="Arial" style:text-position="0% 100%"/>
    </style:style>
    <style:style style:name="WW_CharLFO2LVL8" style:family="text">
      <style:text-properties style:font-name="Arial" style:font-name-asian="Arial" style:font-name-complex="Arial" style:text-position="0% 100%"/>
    </style:style>
    <style:style style:name="WW_CharLFO2LVL9" style:family="text">
      <style:text-properties style:font-name="Arial" style:font-name-asian="Arial" style:font-name-complex="Arial" style:text-position="0% 100%"/>
    </style:style>
    <text:list-style style:name="WWNum2" style:display-name="WWNum2">
      <text:list-level-style-bullet text:level="1" text:style-name="WW_CharLFO2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number text:level="2" text:style-name="WW_CharLFO2LVL2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bullet text:level="3" text:style-name="WW_CharLFO2LVL3" text:bullet-char="●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number text:level="5" text:style-name="WW_CharLFO2LVL5" style:num-suffix="." style:num-format="1" text:display-levels="5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bullet text:level="6" text:style-name="WW_CharLFO2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3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3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3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3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3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3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3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3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4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4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4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4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4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4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4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4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5LVL1" style:family="text">
      <style:text-properties style:font-name-asian="Arial" style:font-name-complex="Arial" fo:font-weight="bold" style:font-weight-asian="bold" fo:color="#000000" style:text-position="0% 100%"/>
    </style:style>
    <style:style style:name="WW_CharLFO5LVL2" style:family="text">
      <style:text-properties fo:color="#000000" style:text-position="0% 100%"/>
    </style:style>
    <style:style style:name="WW_CharLFO5LVL3" style:family="text">
      <style:text-properties style:text-position="0% 100%"/>
    </style:style>
    <style:style style:name="WW_CharLFO5LVL4" style:family="text">
      <style:text-properties style:text-position="0% 100%"/>
    </style:style>
    <style:style style:name="WW_CharLFO5LVL5" style:family="text">
      <style:text-properties style:text-position="0% 100%"/>
    </style:style>
    <style:style style:name="WW_CharLFO5LVL6" style:family="text">
      <style:text-properties style:text-position="0% 100%"/>
    </style:style>
    <style:style style:name="WW_CharLFO5LVL7" style:family="text">
      <style:text-properties style:text-position="0% 100%"/>
    </style:style>
    <style:style style:name="WW_CharLFO5LVL8" style:family="text">
      <style:text-properties style:text-position="0% 100%"/>
    </style:style>
    <style:style style:name="WW_CharLFO5LVL9" style:family="text">
      <style:text-properties style:text-position="0% 100%"/>
    </style:style>
    <text:list-style style:name="WWNum5" style:display-name="WWNum5">
      <text:list-level-style-number text:level="1" text:style-name="WW_CharLFO5LVL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5LVL2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3" text:style-name="WW_CharLFO5LVL3" style:num-format="1" text:display-levels="3">
        <style:list-level-properties text:space-before="1in" text:min-label-width="0in" text:list-level-position-and-space-mode="label-alignment">
          <style:list-level-label-alignment text:label-followed-by="listtab" fo:margin-left="0.75in" fo:text-indent="0.25in"/>
        </style:list-level-properties>
      </text:list-level-style-number>
      <text:list-level-style-number text:level="4" text:style-name="WW_CharLFO5LVL4" style:num-format="1" text:display-levels="4">
        <style:list-level-properties text:space-before="1.25in" text:min-label-width="0in" text:list-level-position-and-space-mode="label-alignment">
          <style:list-level-label-alignment text:label-followed-by="listtab" fo:margin-left="1in" fo:text-indent="0.25in"/>
        </style:list-level-properties>
      </text:list-level-style-number>
      <text:list-level-style-number text:level="5" text:style-name="WW_CharLFO5LVL5" style:num-format="1" text:display-levels="5">
        <style:list-level-properties text:space-before="1.25in" text:min-label-width="0in" text:list-level-position-and-space-mode="label-alignment">
          <style:list-level-label-alignment text:label-followed-by="listtab" fo:margin-left="1in" fo:text-indent="0.25in"/>
        </style:list-level-properties>
      </text:list-level-style-number>
      <text:list-level-style-number text:level="6" text:style-name="WW_CharLFO5LVL6" style:num-format="1" text:display-levels="6">
        <style:list-level-properties text:space-before="1.5in" text:min-label-width="0in" text:list-level-position-and-space-mode="label-alignment">
          <style:list-level-label-alignment text:label-followed-by="listtab" fo:margin-left="1.25in" fo:text-indent="0.25in"/>
        </style:list-level-properties>
      </text:list-level-style-number>
      <text:list-level-style-number text:level="7" text:style-name="WW_CharLFO5LVL7" style:num-format="1" text:display-levels="7">
        <style:list-level-properties text:space-before="1.5in" text:min-label-width="0in" text:list-level-position-and-space-mode="label-alignment">
          <style:list-level-label-alignment text:label-followed-by="listtab" fo:margin-left="1.25in" fo:text-indent="0.25in"/>
        </style:list-level-properties>
      </text:list-level-style-number>
      <text:list-level-style-number text:level="8" text:style-name="WW_CharLFO5LVL8" style:num-format="1" text:display-levels="8">
        <style:list-level-properties text:space-before="1.75in" text:min-label-width="0in" text:list-level-position-and-space-mode="label-alignment">
          <style:list-level-label-alignment text:label-followed-by="listtab" fo:margin-left="1.5in" fo:text-indent="0.25in"/>
        </style:list-level-properties>
      </text:list-level-style-number>
      <text:list-level-style-number text:level="9" text:style-name="WW_CharLFO5LVL9" style:num-format="1" text:display-levels="9">
        <style:list-level-properties text:space-before="1.75in" text:min-label-width="0in" text:list-level-position-and-space-mode="label-alignment">
          <style:list-level-label-alignment text:label-followed-by="listtab" fo:margin-left="1.5in" fo:text-indent="0.2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6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6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6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6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6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6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6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6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7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7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7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7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7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7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7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7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8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8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8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8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8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8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8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8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9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9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9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9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9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9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9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9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0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0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0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0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0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0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0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0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1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2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2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2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2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2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2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3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3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3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3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3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3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3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3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text-align="center" fo:line-height="100%"/>
    </style:style>
    <style:style style:name="P3" style:parent-style-name="Standard" style:family="paragraph">
      <style:paragraph-properties fo:widows="0" fo:orphans="0"/>
    </style:style>
    <style:style style:name="P4" style:parent-style-name="Standard" style:family="paragraph">
      <style:paragraph-properties fo:line-height="100%">
        <style:tab-stops>
          <style:tab-stop style:type="left" style:position="1.0312in"/>
        </style:tab-stops>
      </style:paragraph-properties>
      <style:text-properties fo:font-size="8pt" style:font-size-asian="8pt"/>
    </style:style>
    <style:style style:name="P5" style:parent-style-name="Standard" style:family="paragraph">
      <style:paragraph-properties fo:margin-bottom="0.45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6" style:parent-style-name="Fonteparág.padrão" style:family="text">
      <style:text-properties fo:font-size="8pt" style:font-size-asian="8pt"/>
    </style:style>
    <style:style style:name="T7" style:parent-style-name="Fonteparág.padrão" style:family="text">
      <style:text-properties fo:font-size="8pt" style:font-size-asian="8pt"/>
    </style:style>
    <style:style style:name="P8" style:parent-style-name="Standard" style:family="paragraph">
      <style:paragraph-properties fo:text-align="end" fo:margin-bottom="0.45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9" style:parent-style-name="Fonteparág.padrão" style:family="text">
      <style:text-properties fo:font-size="8pt" style:font-size-asian="8pt"/>
    </style:style>
    <style:style style:name="P10" style:parent-style-name="Standard" style:family="paragraph">
      <style:paragraph-properties fo:margin-bottom="0.45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1" style:parent-style-name="Standard" style:family="paragraph">
      <style:paragraph-properties fo:margin-bottom="0.45in" fo:line-height="100%">
        <style:tab-stops>
          <style:tab-stop style:type="center" style:position="3.1319in"/>
          <style:tab-stop style:type="right" style:position="6.2638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P4">Plano de Verificação/Validação</text:p>
        <text:p text:style-name="P5"><text:span text:style-name="T6">Última atualização:<text:s/></text:span><text:span text:style-name="T7">11/05/2015 20:43</text:span></text:p>
        <text:p text:style-name="P8"><text:page-number text:fixed="false">1</text:page-number><text:span text:style-name="T9"><text:s/>de<text:s/></text:span><text:page-count>11</text:page-count></text:p>
        <text:p text:style-name="P10"/>
        <text:p text:style-name="P1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cos</meta:initial-creator>
    <dc:creator>Marcos</dc:creator>
    <meta:creation-date>2015-06-17T23:23:00Z</meta:creation-date>
    <dc:date>2015-06-17T23:23:00Z</dc:date>
    <meta:template xlink:href="Normal" xlink:type="simple"/>
    <meta:editing-cycles>2</meta:editing-cycles>
    <meta:editing-duration>PT0S</meta:editing-duration>
    <meta:document-statistic meta:page-count="11" meta:paragraph-count="20" meta:word-count="1619" meta:character-count="10344" meta:row-count="72" meta:non-whitespace-character-count="8745"/>
  </office:meta>
</office:document-meta>
</file>